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2833in"/>
    </style:style>
    <style:style style:name="t1.B" style:family="table-column">
      <style:table-column-properties style:column-width="0.8118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194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194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2833in"/>
    </style:style>
    <style:style style:name="t2.B" style:family="table-column">
      <style:table-column-properties style:column-width="0.8118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194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194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2833in"/>
    </style:style>
    <style:style style:name="t3.B" style:family="table-column">
      <style:table-column-properties style:column-width="0.8118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194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194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2833in"/>
    </style:style>
    <style:style style:name="t4.B" style:family="table-column">
      <style:table-column-properties style:column-width="0.8118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194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194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2833in"/>
    </style:style>
    <style:style style:name="t5.B" style:family="table-column">
      <style:table-column-properties style:column-width="0.8118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194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2833in"/>
    </style:style>
    <style:style style:name="t6.B" style:family="table-column">
      <style:table-column-properties style:column-width="0.8118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194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194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2833in"/>
    </style:style>
    <style:style style:name="t7.B" style:family="table-column">
      <style:table-column-properties style:column-width="0.8118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194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194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2833in"/>
    </style:style>
    <style:style style:name="t8.B" style:family="table-column">
      <style:table-column-properties style:column-width="0.8118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194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194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2833in"/>
    </style:style>
    <style:style style:name="t9.B" style:family="table-column">
      <style:table-column-properties style:column-width="0.8118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194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194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6" style:family="paragraph" style:parent-style-name="Standard">
      <style:text-properties fo:font-size="5pt" style:font-size-asian="5pt" style:font-size-complex="5pt"/>
    </style:style>
    <style:style style:name="P17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3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7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complex="Symbol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font-style-asian="italic" style:font-name-complex="Tahoma" style:font-style-complex="italic"/>
    </style:style>
    <style:style style:name="T14" style:family="text">
      <style:text-properties fo:language="en" fo:country="US" style:font-name-complex="Arial"/>
    </style:style>
    <style:style style:name="T15" style:family="text">
      <style:text-properties style:text-position="super 58%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19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22" style:family="text">
      <style:text-properties fo:language="ru" fo:country="RU"/>
    </style:style>
    <style:style style:name="T23" style:family="text">
      <style:text-properties fo:language="ru" fo:country="RU" fo:font-style="italic" style:font-style-asian="italic" style:font-name-complex="Tahoma" style:font-style-complex="italic"/>
    </style:style>
    <style:style style:name="T24" style:family="text">
      <style:text-properties fo:language="ru" fo:country="RU" style:text-underline-style="solid" style:text-underline-width="auto" style:text-underline-color="font-color" fo:font-weight="bold" style:font-weight-asian="bold"/>
    </style:style>
    <style:style style:name="T25" style:family="text">
      <style:text-properties fo:language="ru" fo:country="RU" fo:font-style="normal" style:font-style-asian="normal" style:font-name-complex="Tahoma" style:font-style-complex="normal"/>
    </style:style>
    <style:style style:name="T26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use-window-font-color="true" style:font-name="Arial" fo:language="ru" fo:country="RU" fo:font-style="normal" style:text-underline-style="none" fo:font-weight="normal" style:font-style-asian="normal" style:font-weight-asian="normal" style:font-name-complex="Symbol1" style:font-style-complex="normal" style:font-weight-complex="normal"/>
    </style:style>
    <style:style style:name="T28" style:family="text">
      <style:text-properties style:use-window-font-color="true" style:font-name="Arial" fo:language="ru" fo:country="RU" fo:font-style="normal" style:text-underline-style="none" fo:font-weight="normal" style:font-name-asian="Times New Roman" style:font-style-asian="normal" style:font-weight-asian="normal" style:font-name-complex="Symbol1" style:font-style-complex="normal" style:font-weight-complex="normal"/>
    </style:style>
    <style:style style:name="T29" style:family="text">
      <style:text-properties style:use-window-font-color="true" style:font-name="Arial" fo:language="ru" fo:country="RU" fo:font-style="normal" style:text-underline-style="solid" style:text-underline-width="auto" style:text-underline-color="font-color" fo:font-weight="bold" style:font-style-asian="normal" style:font-weight-asian="bold" style:font-name-complex="Symbol1" style:font-style-complex="normal" style:font-weight-complex="bold"/>
    </style:style>
    <style:style style:name="T30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31" style:family="text">
      <style:text-properties style:use-window-font-color="true" style:text-underline-style="solid" style:text-underline-width="auto" style:text-underline-color="font-color" fo:font-weight="bold" style:font-weight-asian="bold" style:font-name-complex="Symbol1"/>
    </style:style>
    <style:style style:name="T32" style:family="text">
      <style:text-properties style:use-window-font-color="true" fo:language="ru" fo:country="RU" style:text-underline-style="solid" style:text-underline-width="auto" style:text-underline-color="font-color" fo:font-weight="bold" style:font-weight-asian="bold"/>
    </style:style>
    <style:style style:name="T33" style:family="text">
      <style:text-properties style:use-window-font-color="true" style:text-position="super 58%" style:text-underline-style="solid" style:text-underline-width="auto" style:text-underline-color="font-color" fo:font-weight="bold" style:font-weight-asian="bold"/>
    </style:style>
    <style:style style:name="T34" style:family="text">
      <style:text-properties style:use-window-font-color="true" style:text-position="0% 100%" style:font-name="Arial" fo:language="ru" fo:country="RU" fo:font-style="normal" style:text-underline-style="none" fo:font-weight="normal" style:font-name-asian="Times New Roman" style:font-style-asian="normal" style:font-weight-asian="normal" style:font-name-complex="Symbol1" style:font-style-complex="normal" style:font-weight-complex="normal"/>
    </style:style>
    <style:style style:name="T35" style:family="text">
      <style:text-properties style:font-name-complex="Arial"/>
    </style:style>
    <style:style style:name="T36" style:family="text">
      <style:text-properties style:text-position="0% 100%"/>
    </style:style>
    <style:style style:name="T37" style:family="text">
      <style:text-properties style:text-position="0% 100%" fo:language="en" fo:country="US" fo:font-style="italic" style:font-style-asian="italic" style:font-style-complex="italic"/>
    </style:style>
    <style:style style:name="T38" style:family="text">
      <style:text-properties style:text-underline-style="solid" style:text-underline-width="auto" style:text-underline-color="font-color" fo:font-weight="bold" style:font-weight-asian="bold"/>
    </style:style>
    <style:style style:name="T39" style:family="text">
      <style:text-properties style:font-name-complex="Tahoma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CALIBRATION CERTIFICATE</text:p>
      <text:p text:style-name="P27"><text:span text:style-name="T26">AT2327 Alarm Dosimeter</text:span><text:span text:style-name="T10"><text:tab/></text:span><text:span text:style-name="T8">Date of calibration: </text:span><text:span text:style-name="T7">$date</text:span></text:p>
      <text:p text:style-name="P6"/>
      <text:p text:style-name="Standard"><text:span text:style-name="T8">SN</text:span><text:span text:style-name="T4">: </text:span><text:span text:style-name="T5">$serial</text:span></text:p>
      <text:p text:style-name="P16"/>
      <text:p text:style-name="P15"><text:span text:style-name="T8">Type: </text:span><text:span text:style-name="T6">BDKN-02</text:span></text:p>
      <text:p text:style-name="P16"/>
      <text:p text:style-name="P4">Neutron flux density measurement limits: <text:span text:style-name="T30">BDKN</text:span><text:span text:style-name="T32">-02</text:span><text:span text:style-name="T30">: 0.1 – 10</text:span><text:span text:style-name="T33">4</text:span><text:span text:style-name="T30"> s</text:span><text:span text:style-name="T33">-1</text:span><text:span text:style-name="T29">·</text:span><text:span text:style-name="T31">c</text:span><text:span text:style-name="T30">m</text:span><text:span text:style-name="T33">-2 </text:span><text:span text:style-name="T30">;</text:span></text:p>
      <text:p text:style-name="P7"/>
      <text:p text:style-name="P4">Measurement error: <text:span text:style-name="T38">BDKN-02: ±</text:span><text:span text:style-name="T24">20</text:span><text:span text:style-name="T38">%</text:span></text:p>
      <text:p text:style-name="P17"/>
      <text:p text:style-name="P4">Operating conditions:</text:p>
      <text:list xml:id="list2160640026504268242" text:style-name="L1">
        <text:list-item>
          <text:p text:style-name="P35"><text:span text:style-name="T14">Air temperature<text:tab/></text:span><text:span text:style-name="T35"><text:tab/><text:tab/><text:tab/>+</text:span><text:span text:style-name="T14">$temp</text:span><text:span text:style-name="T35"> °</text:span><text:span text:style-name="T14">C</text:span></text:p>
        </text:list-item>
        <text:list-item>
          <text:p text:style-name="P35"><text:span text:style-name="T14">Atmospheric pressure<text:tab/></text:span><text:span text:style-name="T14"><text:tab/><text:tab/><text:tab/>98,5 kPa</text:span></text:p>
        </text:list-item>
        <text:list-item>
          <text:p text:style-name="P35"><text:span text:style-name="T14">Relative humidity<text:tab/><text:tab/></text:span><text:span text:style-name="T14"><text:tab/><text:tab/>$vlag %</text:span></text:p>
        </text:list-item>
        <text:list-item>
          <text:p text:style-name="P36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5">Calibration means:</text:p>
      <text:list xml:id="list31667440" text:continue-numbering="true" text:style-name="L1">
        <text:list-item>
          <text:p text:style-name="P37">$eng_facility_140;·</text:p>
          <text:p text:style-name="P38"><text:span text:style-name="Знак_20_примечания"><text:span text:style-name="T9"/></text:span></text:p>
        </text:list-item>
      </text:list>
      <text:p text:style-name="P5"/>
      <text:p text:style-name="P8">Calibration data</text:p>
      <text:p text:style-name="P18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20"><text:span text:style-name="T11">BDKN-02 (</text:span><text:span text:style-name="T2">n</text:span><text:span text:style-name="T11">) s/n: 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1"><text:span text:style-name="T11">Flux density</text:span> <text:span text:style-name="T11">at check point </text:span><text:span text:style-name="T34">φ</text:span><text:span text:style-name="T20">0</text:span><text:span text:style-name="T17">i</text:span> ,<text:line-break/><text:span text:style-name="T12">s</text:span><text:span text:style-name="T15">-1</text:span><text:span text:style-name="T28">·</text:span><text:span text:style-name="T12">cm</text:span><text:span text:style-name="T15">-2</text:span></text:p>
          </table:table-cell>
          <table:table-cell table:style-name="t1.B2" office:value-type="string">
            <text:p text:style-name="P13">Background</text:p>
            <text:p text:style-name="P10"><text:span text:style-name="T11">R=</text:span>2<text:span text:style-name="T11">,0 </text:span><text:span text:style-name="T12">m</text:span></text:p>
          </table:table-cell>
          <table:table-cell table:style-name="t1.B2" office:value-type="string">
            <text:p text:style-name="P11">ИБН-<text:span text:style-name="T11">8-3</text:span></text:p>
            <text:p text:style-name="P13">N027</text:p>
            <text:p text:style-name="P10"><text:span text:style-name="T11">R=2,0 </text:span><text:span text:style-name="T12">m</text:span></text:p>
            <text:p text:style-name="P13">B(R)=0,600</text:p>
            <text:p text:style-name="P10"><text:span text:style-name="T34">φ</text:span><text:span text:style-name="T17">0i</text:span><text:span text:style-name="T11">=5,9</text:span></text:p>
            <text:p text:style-name="P3"><text:span text:style-name="T11">1</text:span>,<text:span text:style-name="T11">0</text:span>-1<text:span text:style-name="T11">0</text:span></text:p>
          </table:table-cell>
          <table:table-cell table:style-name="t1.B2" office:value-type="string">
            <text:p text:style-name="P11">ИБН-<text:span text:style-name="T11">8-6</text:span></text:p>
            <text:p text:style-name="P10"><text:span text:style-name="T11">N</text:span>0<text:span text:style-name="T11">10</text:span></text:p>
            <text:p text:style-name="P10"><text:span text:style-name="T11">R=2,0 </text:span><text:span text:style-name="T12">m</text:span></text:p>
            <text:p text:style-name="P13">B(R)=0,600</text:p>
            <text:p text:style-name="P10"><text:span text:style-name="T34">φ</text:span><text:span text:style-name="T17">0i</text:span><text:span text:style-name="T11">=57,</text:span>0</text:p>
            <text:p text:style-name="P10">20-100</text:p>
          </table:table-cell>
          <table:table-cell table:style-name="t1.B2" office:value-type="string">
            <text:p text:style-name="P32">ИБН-8-6</text:p>
            <text:p text:style-name="P33"><text:s text:c="3"/>N010</text:p>
            <text:p text:style-name="P31"><text:span text:style-name="T11">R=1,0 </text:span><text:span text:style-name="T12">m</text:span></text:p>
            <text:p text:style-name="P33">B(R)=0,863</text:p>
            <text:p text:style-name="P31"><text:span text:style-name="T34">φ</text:span><text:span text:style-name="T17">0i</text:span><text:span text:style-name="T11">=235</text:span></text:p>
            <text:p text:style-name="P32">2<text:span text:style-name="T27">·</text:span>10<text:span text:style-name="T15">2</text:span> - 10<text:span text:style-name="T15">3</text:span></text:p>
          </table:table-cell>
          <table:table-cell table:style-name="t1.F2" office:value-type="string">
            <text:p text:style-name="P32">ИБН-8-6</text:p>
            <text:p text:style-name="P33"><text:s text:c="3"/>N010</text:p>
            <text:p text:style-name="P31"><text:span text:style-name="T11">R=0,5 </text:span><text:span text:style-name="T12">m</text:span></text:p>
            <text:p text:style-name="P33">B(R)=0,957</text:p>
            <text:p text:style-name="P31"><text:span text:style-name="T34">φ</text:span><text:span text:style-name="T17">0i</text:span><text:span text:style-name="T11">=1019</text:span></text:p>
            <text:p text:style-name="P32">2<text:span text:style-name="T28">·</text:span>10<text:span text:style-name="T15">3</text:span> - 10<text:span text:style-name="T15">4</text:span></text:p>
          </table:table-cell>
        </table:table-row>
        <table:table-row>
          <table:table-cell table:style-name="t1.A3" office:value-type="string">
            <text:p text:style-name="P12"><text:span text:style-name="T11">Readings</text:span> <text:span text:style-name="T11">at check point</text:span> <text:s/><text:span text:style-name="T34">φ</text:span><text:span text:style-name="T20">0</text:span><text:span text:style-name="T17">i</text:span>, с<text:span text:style-name="T15">-1</text:span><text:span text:style-name="T28">·</text:span><text:span text:style-name="T16">см</text:span><text:span text:style-name="T15">-2 </text:span><text:span text:style-name="T36">,</text:span> %</text:p>
          </table:table-cell>
          <table:table-cell table:style-name="t1.B3" office:value-type="string">
            <text:p text:style-name="P11"/>
          </table:table-cell>
          <table:table-cell table:style-name="t1.B3" office:value-type="string">
            <text:p text:style-name="P14">$1-61</text:p>
            <text:p text:style-name="P14">$1-71</text:p>
            <text:p text:style-name="P14">$1-81</text:p>
          </table:table-cell>
          <table:table-cell table:style-name="t1.B3" office:value-type="string">
            <text:p text:style-name="P14">$1-62</text:p>
            <text:p text:style-name="P14">$1-72</text:p>
            <text:p text:style-name="P14">$1-82</text:p>
          </table:table-cell>
          <table:table-cell table:style-name="t1.B3" office:value-type="string">
            <text:p text:style-name="P14">$1-63</text:p>
            <text:p text:style-name="P14">$1-73</text:p>
            <text:p text:style-name="P14">$1-83</text:p>
          </table:table-cell>
          <table:table-cell table:style-name="t1.F3" office:value-type="string">
            <text:p text:style-name="P14">$1-64</text:p>
            <text:p text:style-name="P14">$1-74</text:p>
            <text:p text:style-name="P14">$1-84</text:p>
          </table:table-cell>
        </table:table-row>
        <table:table-row>
          <table:table-cell table:style-name="t1.A3" office:value-type="string">
            <text:p text:style-name="P12"><text:span text:style-name="T11">Average readings</text:span>, <text:span text:style-name="T34">φ</text:span><text:span text:style-name="T17">i</text:span>, <text:span text:style-name="T12">s</text:span><text:span text:style-name="T15">-1</text:span><text:span text:style-name="T28">·</text:span><text:span text:style-name="T12">cm</text:span><text:span text:style-name="T15">-2</text:span></text:p>
          </table:table-cell>
          <table:table-cell table:style-name="t1.B3" office:value-type="string">
            <text:p text:style-name="P14">$<text:span text:style-name="T22">1</text:span>-00</text:p>
          </table:table-cell>
          <table:table-cell table:style-name="t1.B3" office:value-type="string">
            <text:p text:style-name="P14">$<text:span text:style-name="T22">1</text:span>-01</text:p>
          </table:table-cell>
          <table:table-cell table:style-name="t1.B3" office:value-type="string">
            <text:p text:style-name="P14">$<text:span text:style-name="T22">1</text:span>-02</text:p>
          </table:table-cell>
          <table:table-cell table:style-name="t1.B3" office:value-type="string">
            <text:p text:style-name="P14">$<text:span text:style-name="T22">1</text:span>-03</text:p>
          </table:table-cell>
          <table:table-cell table:style-name="t1.F3" office:value-type="string">
            <text:p text:style-name="P14">$<text:span text:style-name="T22">1</text:span>-04</text:p>
          </table:table-cell>
        </table:table-row>
        <table:table-row>
          <table:table-cell table:style-name="t1.A3" office:value-type="string">
            <text:p text:style-name="P12"><text:span text:style-name="T11">Result of flux density measurement</text:span> <text:s/><text:span text:style-name="T11">at control point</text:span></text:p>
            <text:p text:style-name="P9"><text:span text:style-name="T34">φ</text:span><text:span text:style-name="T18">np</text:span><text:span text:style-name="T17">i</text:span>, <text:span text:style-name="T37">s</text:span><text:span text:style-name="T15">-1</text:span><text:span text:style-name="T34">·</text:span><text:span text:style-name="T37">cm</text:span><text:span text:style-name="T15">-2</text:span></text:p>
          </table:table-cell>
          <table:table-cell table:style-name="t1.B3" office:value-type="string">
            <text:p text:style-name="P11"/>
          </table:table-cell>
          <table:table-cell table:style-name="t1.B3" office:value-type="string">
            <text:p text:style-name="P14">$1-n21</text:p>
          </table:table-cell>
          <table:table-cell table:style-name="t1.B3" office:value-type="string">
            <text:p text:style-name="P14">$1-n22</text:p>
          </table:table-cell>
          <table:table-cell table:style-name="t1.B3" office:value-type="string">
            <text:p text:style-name="P14">$1-n23</text:p>
          </table:table-cell>
          <table:table-cell table:style-name="t1.F3" office:value-type="string">
            <text:p text:style-name="P14">$1-n24</text:p>
          </table:table-cell>
        </table:table-row>
        <table:table-row>
          <table:table-cell table:style-name="t1.A3" office:value-type="string">
            <text:p text:style-name="P12"><text:span text:style-name="T11">Intrinsic relative error of measurement</text:span>, <text:span text:style-name="T25">θ</text:span><text:span text:style-name="T21">пр</text:span><text:span text:style-name="T19">i</text:span><text:span text:style-name="T23">, </text:span>%</text:p>
          </table:table-cell>
          <table:table-cell table:style-name="t1.B3" office:value-type="string">
            <text:p text:style-name="P11"/>
          </table:table-cell>
          <table:table-cell table:style-name="t1.B3" office:value-type="string">
            <text:p text:style-name="P14">$1-n31</text:p>
          </table:table-cell>
          <table:table-cell table:style-name="t1.B3" office:value-type="string">
            <text:p text:style-name="P14">$1-n32</text:p>
          </table:table-cell>
          <table:table-cell table:style-name="t1.B3" office:value-type="string">
            <text:p text:style-name="P14">$1-n33</text:p>
          </table:table-cell>
          <table:table-cell table:style-name="t1.F3" office:value-type="string">
            <text:p text:style-name="P14">$1-n34</text:p>
          </table:table-cell>
        </table:table-row>
        <table:table-row>
          <table:table-cell table:style-name="t1.A3" office:value-type="string">
            <text:p text:style-name="P12"><text:span text:style-name="T11">Confidence limit of the intrinsic relative error</text:span> <text:span text:style-name="T39">Δ</text:span><text:span text:style-name="T13">i</text:span>, %</text:p>
          </table:table-cell>
          <table:table-cell table:style-name="t1.B3" office:value-type="string">
            <text:p text:style-name="P11"/>
            <text:p text:style-name="P10"/>
          </table:table-cell>
          <table:table-cell table:style-name="t1.B3" office:value-type="string">
            <text:p text:style-name="P14">$1-n41</text:p>
          </table:table-cell>
          <table:table-cell table:style-name="t1.B3" office:value-type="string">
            <text:p text:style-name="P14">$1-n42</text:p>
          </table:table-cell>
          <table:table-cell table:style-name="t1.B3" office:value-type="string">
            <text:p text:style-name="P14">$1-n43</text:p>
          </table:table-cell>
          <table:table-cell table:style-name="t1.F3" office:value-type="string">
            <text:p text:style-name="P14">$1-n44</text:p>
          </table:table-cell>
        </table:table-row>
        <table:table-row table:style-name="t1.8">
          <table:table-cell table:style-name="t1.A8" office:value-type="string">
            <text:p text:style-name="P26"><text:span text:style-name="T11">Limite of intrinsic relative error </text:span>, % <text:s/><text:span text:style-name="T11">not above</text:span></text:p>
          </table:table-cell>
          <table:table-cell table:style-name="t1.B8" office:value-type="string">
            <text:p text:style-name="P11"/>
          </table:table-cell>
          <table:table-cell table:style-name="t1.C8" table:number-columns-spanned="4" office:value-type="string">
            <text:p text:style-name="P11">±<text:span text:style-name="T22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20"><text:span text:style-name="T11">BDKN-02 (</text:span><text:span text:style-name="T2">n</text:span><text:span text:style-name="T11">) s/n: $bd_num2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11"><text:span text:style-name="T11">Flux density</text:span> <text:span text:style-name="T11">at check point </text:span><text:span text:style-name="T34">φ</text:span><text:span text:style-name="T20">0</text:span><text:span text:style-name="T17">i</text:span> ,<text:line-break/><text:span text:style-name="T12">s</text:span><text:span text:style-name="T15">-1</text:span><text:span text:style-name="T28">·</text:span><text:span text:style-name="T12">cm</text:span><text:span text:style-name="T15">-2</text:span></text:p>
          </table:table-cell>
          <table:table-cell table:style-name="t2.B2" office:value-type="string">
            <text:p text:style-name="P13">Background</text:p>
            <text:p text:style-name="P10"><text:span text:style-name="T11">R=</text:span>2<text:span text:style-name="T11">,0 </text:span><text:span text:style-name="T12">m</text:span></text:p>
          </table:table-cell>
          <table:table-cell table:style-name="t2.B2" office:value-type="string">
            <text:p text:style-name="P11">ИБН-<text:span text:style-name="T11">8-3</text:span></text:p>
            <text:p text:style-name="P13">N027</text:p>
            <text:p text:style-name="P10"><text:span text:style-name="T11">R=2,0 </text:span><text:span text:style-name="T12">m</text:span></text:p>
            <text:p text:style-name="P13">B(R)=0,600</text:p>
            <text:p text:style-name="P10"><text:span text:style-name="T34">φ</text:span><text:span text:style-name="T17">0i</text:span><text:span text:style-name="T11">=5,9</text:span></text:p>
            <text:p text:style-name="P3"><text:span text:style-name="T11">1</text:span>,<text:span text:style-name="T11">0</text:span>-1<text:span text:style-name="T11">0</text:span></text:p>
          </table:table-cell>
          <table:table-cell table:style-name="t2.B2" office:value-type="string">
            <text:p text:style-name="P11">ИБН-<text:span text:style-name="T11">8-6</text:span></text:p>
            <text:p text:style-name="P10"><text:span text:style-name="T11">N</text:span>0<text:span text:style-name="T11">10</text:span></text:p>
            <text:p text:style-name="P10"><text:span text:style-name="T11">R=2,0 </text:span><text:span text:style-name="T12">m</text:span></text:p>
            <text:p text:style-name="P13">B(R)=0,600</text:p>
            <text:p text:style-name="P10"><text:span text:style-name="T34">φ</text:span><text:span text:style-name="T17">0i</text:span><text:span text:style-name="T11">=57,</text:span>0</text:p>
            <text:p text:style-name="P10">20-100</text:p>
          </table:table-cell>
          <table:table-cell table:style-name="t2.B2" office:value-type="string">
            <text:p text:style-name="P32">ИБН-8-6</text:p>
            <text:p text:style-name="P33"><text:s text:c="3"/>N010</text:p>
            <text:p text:style-name="P31"><text:span text:style-name="T11">R=1,0 </text:span><text:span text:style-name="T12">m</text:span></text:p>
            <text:p text:style-name="P33">B(R)=0,863</text:p>
            <text:p text:style-name="P31"><text:span text:style-name="T34">φ</text:span><text:span text:style-name="T17">0i</text:span><text:span text:style-name="T11">=235</text:span></text:p>
            <text:p text:style-name="P32">2<text:span text:style-name="T27">·</text:span>10<text:span text:style-name="T15">2</text:span> - 10<text:span text:style-name="T15">3</text:span></text:p>
          </table:table-cell>
          <table:table-cell table:style-name="t2.F2" office:value-type="string">
            <text:p text:style-name="P32">ИБН-8-6</text:p>
            <text:p text:style-name="P33"><text:s text:c="3"/>N010</text:p>
            <text:p text:style-name="P31"><text:span text:style-name="T11">R=0,5 </text:span><text:span text:style-name="T12">m</text:span></text:p>
            <text:p text:style-name="P33">B(R)=0,957</text:p>
            <text:p text:style-name="P31"><text:span text:style-name="T34">φ</text:span><text:span text:style-name="T17">0i</text:span><text:span text:style-name="T11">=1019</text:span></text:p>
            <text:p text:style-name="P32">2<text:span text:style-name="T28">·</text:span>10<text:span text:style-name="T15">3</text:span> - 10<text:span text:style-name="T15">4</text:span></text:p>
          </table:table-cell>
        </table:table-row>
        <table:table-row>
          <table:table-cell table:style-name="t2.A3" office:value-type="string">
            <text:p text:style-name="P12"><text:span text:style-name="T11">Readings</text:span> <text:span text:style-name="T11">at check point</text:span> <text:s/><text:span text:style-name="T34">φ</text:span><text:span text:style-name="T20">0</text:span><text:span text:style-name="T17">i</text:span>, с<text:span text:style-name="T15">-1</text:span><text:span text:style-name="T28">·</text:span><text:span text:style-name="T16">см</text:span><text:span text:style-name="T15">-2 </text:span><text:span text:style-name="T36">,</text:span> %</text:p>
          </table:table-cell>
          <table:table-cell table:style-name="t2.B3" office:value-type="string">
            <text:p text:style-name="P11"/>
          </table:table-cell>
          <table:table-cell table:style-name="t2.B3" office:value-type="string">
            <text:p text:style-name="P14">$2-61</text:p>
            <text:p text:style-name="P14">$2-71</text:p>
            <text:p text:style-name="P14">$2-81</text:p>
          </table:table-cell>
          <table:table-cell table:style-name="t2.B3" office:value-type="string">
            <text:p text:style-name="P14">$2-62</text:p>
            <text:p text:style-name="P14">$2-72</text:p>
            <text:p text:style-name="P14">$2-82</text:p>
          </table:table-cell>
          <table:table-cell table:style-name="t2.B3" office:value-type="string">
            <text:p text:style-name="P14">$2-63</text:p>
            <text:p text:style-name="P14">$2-73</text:p>
            <text:p text:style-name="P14">$2-83</text:p>
          </table:table-cell>
          <table:table-cell table:style-name="t2.F3" office:value-type="string">
            <text:p text:style-name="P14">$2-64</text:p>
            <text:p text:style-name="P14">$2-74</text:p>
            <text:p text:style-name="P14">$2-84</text:p>
          </table:table-cell>
        </table:table-row>
        <table:table-row>
          <table:table-cell table:style-name="t2.A3" office:value-type="string">
            <text:p text:style-name="P12"><text:span text:style-name="T11">Average readings</text:span>, <text:span text:style-name="T34">φ</text:span><text:span text:style-name="T17">i</text:span>, <text:span text:style-name="T12">s</text:span><text:span text:style-name="T15">-1</text:span><text:span text:style-name="T28">·</text:span><text:span text:style-name="T12">cm</text:span><text:span text:style-name="T15">-2</text:span></text:p>
          </table:table-cell>
          <table:table-cell table:style-name="t2.B3" office:value-type="string">
            <text:p text:style-name="P14">$2-00</text:p>
          </table:table-cell>
          <table:table-cell table:style-name="t2.B3" office:value-type="string">
            <text:p text:style-name="P14">$2-01</text:p>
          </table:table-cell>
          <table:table-cell table:style-name="t2.B3" office:value-type="string">
            <text:p text:style-name="P14">$2-02</text:p>
          </table:table-cell>
          <table:table-cell table:style-name="t2.B3" office:value-type="string">
            <text:p text:style-name="P14">$2-03</text:p>
          </table:table-cell>
          <table:table-cell table:style-name="t2.F3" office:value-type="string">
            <text:p text:style-name="P14">$2-04</text:p>
          </table:table-cell>
        </table:table-row>
        <table:table-row>
          <table:table-cell table:style-name="t2.A3" office:value-type="string">
            <text:p text:style-name="P12"><text:span text:style-name="T11">Result of flux density measurement</text:span> <text:s/><text:span text:style-name="T11">at control point</text:span></text:p>
            <text:p text:style-name="P9"><text:span text:style-name="T34">φ</text:span><text:span text:style-name="T18">np</text:span><text:span text:style-name="T17">i</text:span>, <text:span text:style-name="T37">s</text:span><text:span text:style-name="T15">-1</text:span><text:span text:style-name="T34">·</text:span><text:span text:style-name="T37">cm</text:span><text:span text:style-name="T15">-2</text:span></text:p>
          </table:table-cell>
          <table:table-cell table:style-name="t2.B3" office:value-type="string">
            <text:p text:style-name="P11"/>
          </table:table-cell>
          <table:table-cell table:style-name="t2.B3" office:value-type="string">
            <text:p text:style-name="P14">$2-n21</text:p>
          </table:table-cell>
          <table:table-cell table:style-name="t2.B3" office:value-type="string">
            <text:p text:style-name="P14">$2-n22</text:p>
          </table:table-cell>
          <table:table-cell table:style-name="t2.B3" office:value-type="string">
            <text:p text:style-name="P14">$2-n23</text:p>
          </table:table-cell>
          <table:table-cell table:style-name="t2.F3" office:value-type="string">
            <text:p text:style-name="P14">$2-n24</text:p>
          </table:table-cell>
        </table:table-row>
        <table:table-row>
          <table:table-cell table:style-name="t2.A3" office:value-type="string">
            <text:p text:style-name="P12"><text:span text:style-name="T11">Intrinsic relative error of measurement</text:span>, <text:span text:style-name="T25">θ</text:span><text:span text:style-name="T21">пр</text:span><text:span text:style-name="T19">i</text:span><text:span text:style-name="T23">, </text:span>%</text:p>
          </table:table-cell>
          <table:table-cell table:style-name="t2.B3" office:value-type="string">
            <text:p text:style-name="P11"/>
          </table:table-cell>
          <table:table-cell table:style-name="t2.B3" office:value-type="string">
            <text:p text:style-name="P14">$2-n31</text:p>
          </table:table-cell>
          <table:table-cell table:style-name="t2.B3" office:value-type="string">
            <text:p text:style-name="P14">$2-n32</text:p>
          </table:table-cell>
          <table:table-cell table:style-name="t2.B3" office:value-type="string">
            <text:p text:style-name="P14">$2-n33</text:p>
          </table:table-cell>
          <table:table-cell table:style-name="t2.F3" office:value-type="string">
            <text:p text:style-name="P14">$2-n34</text:p>
          </table:table-cell>
        </table:table-row>
        <table:table-row>
          <table:table-cell table:style-name="t2.A3" office:value-type="string">
            <text:p text:style-name="P12"><text:span text:style-name="T11">Confidence limit of the intrinsic relative error</text:span> <text:span text:style-name="T39">Δ</text:span><text:span text:style-name="T13">i</text:span>, %</text:p>
          </table:table-cell>
          <table:table-cell table:style-name="t2.B3" office:value-type="string">
            <text:p text:style-name="P11"/>
            <text:p text:style-name="P10"/>
          </table:table-cell>
          <table:table-cell table:style-name="t2.B3" office:value-type="string">
            <text:p text:style-name="P14">$2-n41</text:p>
          </table:table-cell>
          <table:table-cell table:style-name="t2.B3" office:value-type="string">
            <text:p text:style-name="P14">$2-n42</text:p>
          </table:table-cell>
          <table:table-cell table:style-name="t2.B3" office:value-type="string">
            <text:p text:style-name="P14">$2-n43</text:p>
          </table:table-cell>
          <table:table-cell table:style-name="t2.F3" office:value-type="string">
            <text:p text:style-name="P14">$2-n44</text:p>
          </table:table-cell>
        </table:table-row>
        <table:table-row table:style-name="t2.8">
          <table:table-cell table:style-name="t2.A8" office:value-type="string">
            <text:p text:style-name="P26"><text:span text:style-name="T11">Limite of intrinsic relative error </text:span>, % <text:s/><text:span text:style-name="T11">not above</text:span></text:p>
          </table:table-cell>
          <table:table-cell table:style-name="t2.B8" office:value-type="string">
            <text:p text:style-name="P11"/>
          </table:table-cell>
          <table:table-cell table:style-name="t2.C8" table:number-columns-spanned="4" office:value-type="string">
            <text:p text:style-name="P11">±<text:span text:style-name="T22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20"><text:span text:style-name="T11">BDKN-02 (</text:span><text:span text:style-name="T2">n</text:span><text:span text:style-name="T11">) s/n: $bd_num3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11"><text:span text:style-name="T11">Flux density</text:span> <text:span text:style-name="T11">at check point </text:span><text:span text:style-name="T34">φ</text:span><text:span text:style-name="T20">0</text:span><text:span text:style-name="T17">i</text:span> ,<text:line-break/><text:span text:style-name="T12">s</text:span><text:span text:style-name="T15">-1</text:span><text:span text:style-name="T28">·</text:span><text:span text:style-name="T12">cm</text:span><text:span text:style-name="T15">-2</text:span></text:p>
          </table:table-cell>
          <table:table-cell table:style-name="t3.B2" office:value-type="string">
            <text:p text:style-name="P13">Background</text:p>
            <text:p text:style-name="P10"><text:span text:style-name="T11">R=</text:span>2<text:span text:style-name="T11">,0 </text:span><text:span text:style-name="T12">m</text:span></text:p>
          </table:table-cell>
          <table:table-cell table:style-name="t3.B2" office:value-type="string">
            <text:p text:style-name="P11">ИБН-<text:span text:style-name="T11">8-3</text:span></text:p>
            <text:p text:style-name="P13">N027</text:p>
            <text:p text:style-name="P10"><text:span text:style-name="T11">R=2,0 </text:span><text:span text:style-name="T12">m</text:span></text:p>
            <text:p text:style-name="P13">B(R)=0,600</text:p>
            <text:p text:style-name="P10"><text:span text:style-name="T34">φ</text:span><text:span text:style-name="T17">0i</text:span><text:span text:style-name="T11">=5,9</text:span></text:p>
            <text:p text:style-name="P3"><text:span text:style-name="T11">1</text:span>,<text:span text:style-name="T11">0</text:span>-1<text:span text:style-name="T11">0</text:span></text:p>
          </table:table-cell>
          <table:table-cell table:style-name="t3.B2" office:value-type="string">
            <text:p text:style-name="P11">ИБН-<text:span text:style-name="T11">8-6</text:span></text:p>
            <text:p text:style-name="P10"><text:span text:style-name="T11">N</text:span>0<text:span text:style-name="T11">10</text:span></text:p>
            <text:p text:style-name="P10"><text:span text:style-name="T11">R=2,0 </text:span><text:span text:style-name="T12">m</text:span></text:p>
            <text:p text:style-name="P13">B(R)=0,600</text:p>
            <text:p text:style-name="P10"><text:span text:style-name="T34">φ</text:span><text:span text:style-name="T17">0i</text:span><text:span text:style-name="T11">=57,</text:span>0</text:p>
            <text:p text:style-name="P10">20-100</text:p>
          </table:table-cell>
          <table:table-cell table:style-name="t3.B2" office:value-type="string">
            <text:p text:style-name="P32">ИБН-8-6</text:p>
            <text:p text:style-name="P33"><text:s text:c="3"/>N010</text:p>
            <text:p text:style-name="P31"><text:span text:style-name="T11">R=1,0 </text:span><text:span text:style-name="T12">m</text:span></text:p>
            <text:p text:style-name="P33">B(R)=0,863</text:p>
            <text:p text:style-name="P31"><text:span text:style-name="T34">φ</text:span><text:span text:style-name="T17">0i</text:span><text:span text:style-name="T11">=235</text:span></text:p>
            <text:p text:style-name="P32">2<text:span text:style-name="T27">·</text:span>10<text:span text:style-name="T15">2</text:span> - 10<text:span text:style-name="T15">3</text:span></text:p>
          </table:table-cell>
          <table:table-cell table:style-name="t3.F2" office:value-type="string">
            <text:p text:style-name="P32">ИБН-8-6</text:p>
            <text:p text:style-name="P33"><text:s text:c="3"/>N010</text:p>
            <text:p text:style-name="P31"><text:span text:style-name="T11">R=0,5 </text:span><text:span text:style-name="T12">m</text:span></text:p>
            <text:p text:style-name="P33">B(R)=0,957</text:p>
            <text:p text:style-name="P31"><text:span text:style-name="T34">φ</text:span><text:span text:style-name="T17">0i</text:span><text:span text:style-name="T11">=1019</text:span></text:p>
            <text:p text:style-name="P32">2<text:span text:style-name="T28">·</text:span>10<text:span text:style-name="T15">3</text:span> - 10<text:span text:style-name="T15">4</text:span></text:p>
          </table:table-cell>
        </table:table-row>
        <table:table-row>
          <table:table-cell table:style-name="t3.A3" office:value-type="string">
            <text:p text:style-name="P12"><text:span text:style-name="T11">Readings</text:span> <text:span text:style-name="T11">at check point</text:span> <text:s/><text:span text:style-name="T34">φ</text:span><text:span text:style-name="T20">0</text:span><text:span text:style-name="T17">i</text:span>, с<text:span text:style-name="T15">-1</text:span><text:span text:style-name="T28">·</text:span><text:span text:style-name="T16">см</text:span><text:span text:style-name="T15">-2 </text:span><text:span text:style-name="T36">,</text:span> %</text:p>
          </table:table-cell>
          <table:table-cell table:style-name="t3.B3" office:value-type="string">
            <text:p text:style-name="P11"/>
          </table:table-cell>
          <table:table-cell table:style-name="t3.B3" office:value-type="string">
            <text:p text:style-name="P14">$3-61</text:p>
            <text:p text:style-name="P14">$3-71</text:p>
            <text:p text:style-name="P14">$3-81</text:p>
          </table:table-cell>
          <table:table-cell table:style-name="t3.B3" office:value-type="string">
            <text:p text:style-name="P14">$3-62</text:p>
            <text:p text:style-name="P14">$3-72</text:p>
            <text:p text:style-name="P14">$3-82</text:p>
          </table:table-cell>
          <table:table-cell table:style-name="t3.B3" office:value-type="string">
            <text:p text:style-name="P14">$3-63</text:p>
            <text:p text:style-name="P14">$3-73</text:p>
            <text:p text:style-name="P14">$3-83</text:p>
          </table:table-cell>
          <table:table-cell table:style-name="t3.F3" office:value-type="string">
            <text:p text:style-name="P14">$3-64</text:p>
            <text:p text:style-name="P14">$3-74</text:p>
            <text:p text:style-name="P14">$3-84</text:p>
          </table:table-cell>
        </table:table-row>
        <table:table-row>
          <table:table-cell table:style-name="t3.A3" office:value-type="string">
            <text:p text:style-name="P12"><text:span text:style-name="T11">Average readings</text:span>, <text:span text:style-name="T34">φ</text:span><text:span text:style-name="T17">i</text:span>, <text:span text:style-name="T12">s</text:span><text:span text:style-name="T15">-1</text:span><text:span text:style-name="T28">·</text:span><text:span text:style-name="T12">cm</text:span><text:span text:style-name="T15">-2</text:span></text:p>
          </table:table-cell>
          <table:table-cell table:style-name="t3.B3" office:value-type="string">
            <text:p text:style-name="P14">$3-00</text:p>
          </table:table-cell>
          <table:table-cell table:style-name="t3.B3" office:value-type="string">
            <text:p text:style-name="P14">$3-01</text:p>
          </table:table-cell>
          <table:table-cell table:style-name="t3.B3" office:value-type="string">
            <text:p text:style-name="P14">$3-02</text:p>
          </table:table-cell>
          <table:table-cell table:style-name="t3.B3" office:value-type="string">
            <text:p text:style-name="P14">$3-03</text:p>
          </table:table-cell>
          <table:table-cell table:style-name="t3.F3" office:value-type="string">
            <text:p text:style-name="P14">$3-04</text:p>
          </table:table-cell>
        </table:table-row>
        <table:table-row>
          <table:table-cell table:style-name="t3.A3" office:value-type="string">
            <text:p text:style-name="P12"><text:span text:style-name="T11">Result of flux density measurement</text:span> <text:s/><text:span text:style-name="T11">at control point</text:span></text:p>
            <text:p text:style-name="P9"><text:span text:style-name="T34">φ</text:span><text:span text:style-name="T18">np</text:span><text:span text:style-name="T17">i</text:span>, <text:span text:style-name="T37">s</text:span><text:span text:style-name="T15">-1</text:span><text:span text:style-name="T34">·</text:span><text:span text:style-name="T37">cm</text:span><text:span text:style-name="T15">-2</text:span></text:p>
          </table:table-cell>
          <table:table-cell table:style-name="t3.B3" office:value-type="string">
            <text:p text:style-name="P11"/>
          </table:table-cell>
          <table:table-cell table:style-name="t3.B3" office:value-type="string">
            <text:p text:style-name="P14">$3-n21</text:p>
          </table:table-cell>
          <table:table-cell table:style-name="t3.B3" office:value-type="string">
            <text:p text:style-name="P14">$3-n22</text:p>
          </table:table-cell>
          <table:table-cell table:style-name="t3.B3" office:value-type="string">
            <text:p text:style-name="P14">$3-n23</text:p>
          </table:table-cell>
          <table:table-cell table:style-name="t3.F3" office:value-type="string">
            <text:p text:style-name="P14">$3-n24</text:p>
          </table:table-cell>
        </table:table-row>
        <table:table-row>
          <table:table-cell table:style-name="t3.A3" office:value-type="string">
            <text:p text:style-name="P12"><text:span text:style-name="T11">Intrinsic relative error of measurement</text:span>, <text:span text:style-name="T25">θ</text:span><text:span text:style-name="T21">пр</text:span><text:span text:style-name="T19">i</text:span><text:span text:style-name="T23">, </text:span>%</text:p>
          </table:table-cell>
          <table:table-cell table:style-name="t3.B3" office:value-type="string">
            <text:p text:style-name="P11"/>
          </table:table-cell>
          <table:table-cell table:style-name="t3.B3" office:value-type="string">
            <text:p text:style-name="P14">$3-n31</text:p>
          </table:table-cell>
          <table:table-cell table:style-name="t3.B3" office:value-type="string">
            <text:p text:style-name="P14">$3-n32</text:p>
          </table:table-cell>
          <table:table-cell table:style-name="t3.B3" office:value-type="string">
            <text:p text:style-name="P14">$3-n33</text:p>
          </table:table-cell>
          <table:table-cell table:style-name="t3.F3" office:value-type="string">
            <text:p text:style-name="P14">$3-n34</text:p>
          </table:table-cell>
        </table:table-row>
        <table:table-row>
          <table:table-cell table:style-name="t3.A3" office:value-type="string">
            <text:p text:style-name="P12"><text:span text:style-name="T11">Confidence limit of the intrinsic relative error</text:span> <text:span text:style-name="T39">Δ</text:span><text:span text:style-name="T13">i</text:span>, %</text:p>
          </table:table-cell>
          <table:table-cell table:style-name="t3.B3" office:value-type="string">
            <text:p text:style-name="P11"/>
            <text:p text:style-name="P10"/>
          </table:table-cell>
          <table:table-cell table:style-name="t3.B3" office:value-type="string">
            <text:p text:style-name="P14">$3-n41</text:p>
          </table:table-cell>
          <table:table-cell table:style-name="t3.B3" office:value-type="string">
            <text:p text:style-name="P14">$3-n42</text:p>
          </table:table-cell>
          <table:table-cell table:style-name="t3.B3" office:value-type="string">
            <text:p text:style-name="P14">$3-n43</text:p>
          </table:table-cell>
          <table:table-cell table:style-name="t3.F3" office:value-type="string">
            <text:p text:style-name="P14">$3-n44</text:p>
          </table:table-cell>
        </table:table-row>
        <table:table-row table:style-name="t3.8">
          <table:table-cell table:style-name="t3.A8" office:value-type="string">
            <text:p text:style-name="P26"><text:span text:style-name="T11">Limite of intrinsic relative error </text:span>, % <text:s/><text:span text:style-name="T11">not above</text:span></text:p>
          </table:table-cell>
          <table:table-cell table:style-name="t3.B8" office:value-type="string">
            <text:p text:style-name="P11"/>
          </table:table-cell>
          <table:table-cell table:style-name="t3.C8" table:number-columns-spanned="4" office:value-type="string">
            <text:p text:style-name="P11">±<text:span text:style-name="T22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20"><text:span text:style-name="T11">BDKN-02 (</text:span><text:span text:style-name="T2">n</text:span><text:span text:style-name="T11">) s/n: $bd_num4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11"><text:span text:style-name="T11">Flux density</text:span> <text:span text:style-name="T11">at check point </text:span><text:span text:style-name="T34">φ</text:span><text:span text:style-name="T20">0</text:span><text:span text:style-name="T17">i</text:span> ,<text:line-break/><text:span text:style-name="T12">s</text:span><text:span text:style-name="T15">-1</text:span><text:span text:style-name="T28">·</text:span><text:span text:style-name="T12">cm</text:span><text:span text:style-name="T15">-2</text:span></text:p>
          </table:table-cell>
          <table:table-cell table:style-name="t4.B2" office:value-type="string">
            <text:p text:style-name="P13">Background</text:p>
            <text:p text:style-name="P10"><text:span text:style-name="T11">R=</text:span>2<text:span text:style-name="T11">,0 </text:span><text:span text:style-name="T12">m</text:span></text:p>
          </table:table-cell>
          <table:table-cell table:style-name="t4.B2" office:value-type="string">
            <text:p text:style-name="P11">ИБН-<text:span text:style-name="T11">8-3</text:span></text:p>
            <text:p text:style-name="P13">N027</text:p>
            <text:p text:style-name="P10"><text:span text:style-name="T11">R=2,0 </text:span><text:span text:style-name="T12">m</text:span></text:p>
            <text:p text:style-name="P13">B(R)=0,600</text:p>
            <text:p text:style-name="P10"><text:span text:style-name="T34">φ</text:span><text:span text:style-name="T17">0i</text:span><text:span text:style-name="T11">=5,9</text:span></text:p>
            <text:p text:style-name="P3"><text:span text:style-name="T11">1</text:span>,<text:span text:style-name="T11">0</text:span>-1<text:span text:style-name="T11">0</text:span></text:p>
          </table:table-cell>
          <table:table-cell table:style-name="t4.B2" office:value-type="string">
            <text:p text:style-name="P11">ИБН-<text:span text:style-name="T11">8-6</text:span></text:p>
            <text:p text:style-name="P10"><text:span text:style-name="T11">N</text:span>0<text:span text:style-name="T11">10</text:span></text:p>
            <text:p text:style-name="P10"><text:span text:style-name="T11">R=2,0 </text:span><text:span text:style-name="T12">m</text:span></text:p>
            <text:p text:style-name="P13">B(R)=0,600</text:p>
            <text:p text:style-name="P10"><text:span text:style-name="T34">φ</text:span><text:span text:style-name="T17">0i</text:span><text:span text:style-name="T11">=57,</text:span>0</text:p>
            <text:p text:style-name="P10">20-100</text:p>
          </table:table-cell>
          <table:table-cell table:style-name="t4.B2" office:value-type="string">
            <text:p text:style-name="P32">ИБН-8-6</text:p>
            <text:p text:style-name="P33"><text:s text:c="3"/>N010</text:p>
            <text:p text:style-name="P31"><text:span text:style-name="T11">R=1,0 </text:span><text:span text:style-name="T12">m</text:span></text:p>
            <text:p text:style-name="P33">B(R)=0,863</text:p>
            <text:p text:style-name="P31"><text:span text:style-name="T34">φ</text:span><text:span text:style-name="T17">0i</text:span><text:span text:style-name="T11">=235</text:span></text:p>
            <text:p text:style-name="P32">2<text:span text:style-name="T27">·</text:span>10<text:span text:style-name="T15">2</text:span> - 10<text:span text:style-name="T15">3</text:span></text:p>
          </table:table-cell>
          <table:table-cell table:style-name="t4.F2" office:value-type="string">
            <text:p text:style-name="P32">ИБН-8-6</text:p>
            <text:p text:style-name="P33"><text:s text:c="3"/>N010</text:p>
            <text:p text:style-name="P31"><text:span text:style-name="T11">R=0,5 </text:span><text:span text:style-name="T12">m</text:span></text:p>
            <text:p text:style-name="P33">B(R)=0,957</text:p>
            <text:p text:style-name="P31"><text:span text:style-name="T34">φ</text:span><text:span text:style-name="T17">0i</text:span><text:span text:style-name="T11">=1019</text:span></text:p>
            <text:p text:style-name="P32">2<text:span text:style-name="T28">·</text:span>10<text:span text:style-name="T15">3</text:span> - 10<text:span text:style-name="T15">4</text:span></text:p>
          </table:table-cell>
        </table:table-row>
        <table:table-row>
          <table:table-cell table:style-name="t4.A3" office:value-type="string">
            <text:p text:style-name="P12"><text:span text:style-name="T11">Readings</text:span> <text:span text:style-name="T11">at check point</text:span> <text:s/><text:span text:style-name="T34">φ</text:span><text:span text:style-name="T20">0</text:span><text:span text:style-name="T17">i</text:span>, с<text:span text:style-name="T15">-1</text:span><text:span text:style-name="T28">·</text:span><text:span text:style-name="T16">см</text:span><text:span text:style-name="T15">-2 </text:span><text:span text:style-name="T36">,</text:span> %</text:p>
          </table:table-cell>
          <table:table-cell table:style-name="t4.B3" office:value-type="string">
            <text:p text:style-name="P11"/>
          </table:table-cell>
          <table:table-cell table:style-name="t4.B3" office:value-type="string">
            <text:p text:style-name="P14">$4-61</text:p>
            <text:p text:style-name="P14">$4-71</text:p>
            <text:p text:style-name="P14">$4-81</text:p>
          </table:table-cell>
          <table:table-cell table:style-name="t4.B3" office:value-type="string">
            <text:p text:style-name="P14">$4-62</text:p>
            <text:p text:style-name="P14">$4-72</text:p>
            <text:p text:style-name="P14">$4-82</text:p>
          </table:table-cell>
          <table:table-cell table:style-name="t4.B3" office:value-type="string">
            <text:p text:style-name="P14">$4-63</text:p>
            <text:p text:style-name="P14">$4-73</text:p>
            <text:p text:style-name="P14">$4-83</text:p>
          </table:table-cell>
          <table:table-cell table:style-name="t4.F3" office:value-type="string">
            <text:p text:style-name="P14">$4-64</text:p>
            <text:p text:style-name="P14">$4-74</text:p>
            <text:p text:style-name="P14">$4-84</text:p>
          </table:table-cell>
        </table:table-row>
        <table:table-row>
          <table:table-cell table:style-name="t4.A3" office:value-type="string">
            <text:p text:style-name="P12"><text:span text:style-name="T11">Average readings</text:span>, <text:span text:style-name="T34">φ</text:span><text:span text:style-name="T17">i</text:span>, <text:span text:style-name="T12">s</text:span><text:span text:style-name="T15">-1</text:span><text:span text:style-name="T28">·</text:span><text:span text:style-name="T12">cm</text:span><text:span text:style-name="T15">-2</text:span></text:p>
          </table:table-cell>
          <table:table-cell table:style-name="t4.B3" office:value-type="string">
            <text:p text:style-name="P14">$4-00</text:p>
          </table:table-cell>
          <table:table-cell table:style-name="t4.B3" office:value-type="string">
            <text:p text:style-name="P14">$4-01</text:p>
          </table:table-cell>
          <table:table-cell table:style-name="t4.B3" office:value-type="string">
            <text:p text:style-name="P14">$4-02</text:p>
          </table:table-cell>
          <table:table-cell table:style-name="t4.B3" office:value-type="string">
            <text:p text:style-name="P14">$4-03</text:p>
          </table:table-cell>
          <table:table-cell table:style-name="t4.F3" office:value-type="string">
            <text:p text:style-name="P14">$4-04</text:p>
          </table:table-cell>
        </table:table-row>
        <table:table-row>
          <table:table-cell table:style-name="t4.A3" office:value-type="string">
            <text:p text:style-name="P12"><text:span text:style-name="T11">Result of flux density measurement</text:span> <text:s/><text:span text:style-name="T11">at control point</text:span></text:p>
            <text:p text:style-name="P9"><text:span text:style-name="T34">φ</text:span><text:span text:style-name="T18">np</text:span><text:span text:style-name="T17">i</text:span>, <text:span text:style-name="T37">s</text:span><text:span text:style-name="T15">-1</text:span><text:span text:style-name="T34">·</text:span><text:span text:style-name="T37">cm</text:span><text:span text:style-name="T15">-2</text:span></text:p>
          </table:table-cell>
          <table:table-cell table:style-name="t4.B3" office:value-type="string">
            <text:p text:style-name="P11"/>
          </table:table-cell>
          <table:table-cell table:style-name="t4.B3" office:value-type="string">
            <text:p text:style-name="P14">$4-n21</text:p>
          </table:table-cell>
          <table:table-cell table:style-name="t4.B3" office:value-type="string">
            <text:p text:style-name="P14">$4-n22</text:p>
          </table:table-cell>
          <table:table-cell table:style-name="t4.B3" office:value-type="string">
            <text:p text:style-name="P14">$4-n23</text:p>
          </table:table-cell>
          <table:table-cell table:style-name="t4.F3" office:value-type="string">
            <text:p text:style-name="P14">$4-n24</text:p>
          </table:table-cell>
        </table:table-row>
        <table:table-row>
          <table:table-cell table:style-name="t4.A3" office:value-type="string">
            <text:p text:style-name="P12"><text:span text:style-name="T11">Intrinsic relative error of measurement</text:span>, <text:span text:style-name="T25">θ</text:span><text:span text:style-name="T21">пр</text:span><text:span text:style-name="T19">i</text:span><text:span text:style-name="T23">, </text:span>%</text:p>
          </table:table-cell>
          <table:table-cell table:style-name="t4.B3" office:value-type="string">
            <text:p text:style-name="P11"/>
          </table:table-cell>
          <table:table-cell table:style-name="t4.B3" office:value-type="string">
            <text:p text:style-name="P14">$4-n31</text:p>
          </table:table-cell>
          <table:table-cell table:style-name="t4.B3" office:value-type="string">
            <text:p text:style-name="P14">$4-n32</text:p>
          </table:table-cell>
          <table:table-cell table:style-name="t4.B3" office:value-type="string">
            <text:p text:style-name="P14">$4-n33</text:p>
          </table:table-cell>
          <table:table-cell table:style-name="t4.F3" office:value-type="string">
            <text:p text:style-name="P14">$4-n34</text:p>
          </table:table-cell>
        </table:table-row>
        <table:table-row>
          <table:table-cell table:style-name="t4.A3" office:value-type="string">
            <text:p text:style-name="P12"><text:span text:style-name="T11">Confidence limit of the intrinsic relative error</text:span> <text:span text:style-name="T39">Δ</text:span><text:span text:style-name="T13">i</text:span>, %</text:p>
          </table:table-cell>
          <table:table-cell table:style-name="t4.B3" office:value-type="string">
            <text:p text:style-name="P11"/>
            <text:p text:style-name="P10"/>
          </table:table-cell>
          <table:table-cell table:style-name="t4.B3" office:value-type="string">
            <text:p text:style-name="P14">$4-n41</text:p>
          </table:table-cell>
          <table:table-cell table:style-name="t4.B3" office:value-type="string">
            <text:p text:style-name="P14">$4-n42</text:p>
          </table:table-cell>
          <table:table-cell table:style-name="t4.B3" office:value-type="string">
            <text:p text:style-name="P14">$4-n43</text:p>
          </table:table-cell>
          <table:table-cell table:style-name="t4.F3" office:value-type="string">
            <text:p text:style-name="P14">$4-n44</text:p>
          </table:table-cell>
        </table:table-row>
        <table:table-row table:style-name="t4.8">
          <table:table-cell table:style-name="t4.A8" office:value-type="string">
            <text:p text:style-name="P26"><text:span text:style-name="T11">Limite of intrinsic relative error </text:span>, % <text:s/><text:span text:style-name="T11">not above</text:span></text:p>
          </table:table-cell>
          <table:table-cell table:style-name="t4.B8" office:value-type="string">
            <text:p text:style-name="P11"/>
          </table:table-cell>
          <table:table-cell table:style-name="t4.C8" table:number-columns-spanned="4" office:value-type="string">
            <text:p text:style-name="P11">±<text:span text:style-name="T22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20"><text:span text:style-name="T11">BDKN-02 (</text:span><text:span text:style-name="T2">n</text:span><text:span text:style-name="T11">) s/n: $bd_num5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11"><text:span text:style-name="T11">Flux density</text:span> <text:span text:style-name="T11">at check point </text:span><text:span text:style-name="T34">φ</text:span><text:span text:style-name="T20">0</text:span><text:span text:style-name="T17">i</text:span> ,<text:line-break/><text:span text:style-name="T12">s</text:span><text:span text:style-name="T15">-1</text:span><text:span text:style-name="T28">·</text:span><text:span text:style-name="T12">cm</text:span><text:span text:style-name="T15">-2</text:span></text:p>
          </table:table-cell>
          <table:table-cell table:style-name="t5.B2" office:value-type="string">
            <text:p text:style-name="P13">Background</text:p>
            <text:p text:style-name="P10"><text:span text:style-name="T11">R=</text:span>2<text:span text:style-name="T11">,0 </text:span><text:span text:style-name="T12">m</text:span></text:p>
          </table:table-cell>
          <table:table-cell table:style-name="t5.B2" office:value-type="string">
            <text:p text:style-name="P11">ИБН-<text:span text:style-name="T11">8-3</text:span></text:p>
            <text:p text:style-name="P13">N027</text:p>
            <text:p text:style-name="P10"><text:span text:style-name="T11">R=2,0 </text:span><text:span text:style-name="T12">m</text:span></text:p>
            <text:p text:style-name="P13">B(R)=0,600</text:p>
            <text:p text:style-name="P10"><text:span text:style-name="T34">φ</text:span><text:span text:style-name="T17">0i</text:span><text:span text:style-name="T11">=5,9</text:span></text:p>
            <text:p text:style-name="P3"><text:span text:style-name="T11">1</text:span>,<text:span text:style-name="T11">0</text:span>-1<text:span text:style-name="T11">0</text:span></text:p>
          </table:table-cell>
          <table:table-cell table:style-name="t5.B2" office:value-type="string">
            <text:p text:style-name="P11">ИБН-<text:span text:style-name="T11">8-6</text:span></text:p>
            <text:p text:style-name="P10"><text:span text:style-name="T11">N</text:span>0<text:span text:style-name="T11">10</text:span></text:p>
            <text:p text:style-name="P10"><text:span text:style-name="T11">R=2,0 </text:span><text:span text:style-name="T12">m</text:span></text:p>
            <text:p text:style-name="P13">B(R)=0,600</text:p>
            <text:p text:style-name="P10"><text:span text:style-name="T34">φ</text:span><text:span text:style-name="T17">0i</text:span><text:span text:style-name="T11">=57,</text:span>0</text:p>
            <text:p text:style-name="P10">20-100</text:p>
          </table:table-cell>
          <table:table-cell table:style-name="t5.B2" office:value-type="string">
            <text:p text:style-name="P32">ИБН-8-6</text:p>
            <text:p text:style-name="P33"><text:s text:c="3"/>N010</text:p>
            <text:p text:style-name="P31"><text:span text:style-name="T11">R=1,0 </text:span><text:span text:style-name="T12">m</text:span></text:p>
            <text:p text:style-name="P33">B(R)=0,863</text:p>
            <text:p text:style-name="P31"><text:span text:style-name="T34">φ</text:span><text:span text:style-name="T17">0i</text:span><text:span text:style-name="T11">=235</text:span></text:p>
            <text:p text:style-name="P32">2<text:span text:style-name="T27">·</text:span>10<text:span text:style-name="T15">2</text:span> - 10<text:span text:style-name="T15">3</text:span></text:p>
          </table:table-cell>
          <table:table-cell table:style-name="t5.F2" office:value-type="string">
            <text:p text:style-name="P32">ИБН-8-6</text:p>
            <text:p text:style-name="P33"><text:s text:c="3"/>N010</text:p>
            <text:p text:style-name="P31"><text:span text:style-name="T11">R=0,5 </text:span><text:span text:style-name="T12">m</text:span></text:p>
            <text:p text:style-name="P33">B(R)=0,957</text:p>
            <text:p text:style-name="P31"><text:span text:style-name="T34">φ</text:span><text:span text:style-name="T17">0i</text:span><text:span text:style-name="T11">=1019</text:span></text:p>
            <text:p text:style-name="P32">2<text:span text:style-name="T28">·</text:span>10<text:span text:style-name="T15">3</text:span> - 10<text:span text:style-name="T15">4</text:span></text:p>
          </table:table-cell>
        </table:table-row>
        <table:table-row>
          <table:table-cell table:style-name="t5.A3" office:value-type="string">
            <text:p text:style-name="P12"><text:span text:style-name="T11">Readings</text:span> <text:span text:style-name="T11">at check point</text:span> <text:s/><text:span text:style-name="T34">φ</text:span><text:span text:style-name="T20">0</text:span><text:span text:style-name="T17">i</text:span>, с<text:span text:style-name="T15">-1</text:span><text:span text:style-name="T28">·</text:span><text:span text:style-name="T16">см</text:span><text:span text:style-name="T15">-2 </text:span><text:span text:style-name="T36">,</text:span> %</text:p>
          </table:table-cell>
          <table:table-cell table:style-name="t5.B3" office:value-type="string">
            <text:p text:style-name="P11"/>
          </table:table-cell>
          <table:table-cell table:style-name="t5.B3" office:value-type="string">
            <text:p text:style-name="P14">$5-61</text:p>
            <text:p text:style-name="P14">$5-71</text:p>
            <text:p text:style-name="P14">$5-81</text:p>
          </table:table-cell>
          <table:table-cell table:style-name="t5.B3" office:value-type="string">
            <text:p text:style-name="P14">$5-62</text:p>
            <text:p text:style-name="P14">$5-72</text:p>
            <text:p text:style-name="P14">$5-82</text:p>
          </table:table-cell>
          <table:table-cell table:style-name="t5.B3" office:value-type="string">
            <text:p text:style-name="P14">$5-63</text:p>
            <text:p text:style-name="P14">$5-73</text:p>
            <text:p text:style-name="P14">$5-83</text:p>
          </table:table-cell>
          <table:table-cell table:style-name="t5.F3" office:value-type="string">
            <text:p text:style-name="P14">$5-64</text:p>
            <text:p text:style-name="P14">$5-74</text:p>
            <text:p text:style-name="P14">$5-84</text:p>
          </table:table-cell>
        </table:table-row>
        <table:table-row>
          <table:table-cell table:style-name="t5.A3" office:value-type="string">
            <text:p text:style-name="P12"><text:span text:style-name="T11">Average readings</text:span>, <text:span text:style-name="T34">φ</text:span><text:span text:style-name="T17">i</text:span>, <text:span text:style-name="T12">s</text:span><text:span text:style-name="T15">-1</text:span><text:span text:style-name="T28">·</text:span><text:span text:style-name="T12">cm</text:span><text:span text:style-name="T15">-2</text:span></text:p>
          </table:table-cell>
          <table:table-cell table:style-name="t5.B3" office:value-type="string">
            <text:p text:style-name="P14">$5-00</text:p>
          </table:table-cell>
          <table:table-cell table:style-name="t5.B3" office:value-type="string">
            <text:p text:style-name="P14">$5-01</text:p>
          </table:table-cell>
          <table:table-cell table:style-name="t5.B3" office:value-type="string">
            <text:p text:style-name="P14">$5-02</text:p>
          </table:table-cell>
          <table:table-cell table:style-name="t5.B3" office:value-type="string">
            <text:p text:style-name="P14">$5-03</text:p>
          </table:table-cell>
          <table:table-cell table:style-name="t5.F3" office:value-type="string">
            <text:p text:style-name="P14">$5-04</text:p>
          </table:table-cell>
        </table:table-row>
        <table:table-row>
          <table:table-cell table:style-name="t5.A3" office:value-type="string">
            <text:p text:style-name="P12"><text:span text:style-name="T11">Result of flux density measurement</text:span> <text:s/><text:span text:style-name="T11">at control point</text:span></text:p>
            <text:p text:style-name="P9"><text:span text:style-name="T34">φ</text:span><text:span text:style-name="T18">np</text:span><text:span text:style-name="T17">i</text:span>, <text:span text:style-name="T37">s</text:span><text:span text:style-name="T15">-1</text:span><text:span text:style-name="T34">·</text:span><text:span text:style-name="T37">cm</text:span><text:span text:style-name="T15">-2</text:span></text:p>
          </table:table-cell>
          <table:table-cell table:style-name="t5.B3" office:value-type="string">
            <text:p text:style-name="P11"/>
          </table:table-cell>
          <table:table-cell table:style-name="t5.B3" office:value-type="string">
            <text:p text:style-name="P14">$5-n21</text:p>
          </table:table-cell>
          <table:table-cell table:style-name="t5.B3" office:value-type="string">
            <text:p text:style-name="P14">$5-n22</text:p>
          </table:table-cell>
          <table:table-cell table:style-name="t5.B3" office:value-type="string">
            <text:p text:style-name="P14">$5-n23</text:p>
          </table:table-cell>
          <table:table-cell table:style-name="t5.F3" office:value-type="string">
            <text:p text:style-name="P14">$5-n24</text:p>
          </table:table-cell>
        </table:table-row>
        <table:table-row>
          <table:table-cell table:style-name="t5.A3" office:value-type="string">
            <text:p text:style-name="P12"><text:span text:style-name="T11">Intrinsic relative error of measurement</text:span>, <text:span text:style-name="T25">θ</text:span><text:span text:style-name="T21">пр</text:span><text:span text:style-name="T19">i</text:span><text:span text:style-name="T23">, </text:span>%</text:p>
          </table:table-cell>
          <table:table-cell table:style-name="t5.B3" office:value-type="string">
            <text:p text:style-name="P11"/>
          </table:table-cell>
          <table:table-cell table:style-name="t5.B3" office:value-type="string">
            <text:p text:style-name="P14">$5-n31</text:p>
          </table:table-cell>
          <table:table-cell table:style-name="t5.B3" office:value-type="string">
            <text:p text:style-name="P14">$5-n32</text:p>
          </table:table-cell>
          <table:table-cell table:style-name="t5.B3" office:value-type="string">
            <text:p text:style-name="P14">$5-n33</text:p>
          </table:table-cell>
          <table:table-cell table:style-name="t5.F3" office:value-type="string">
            <text:p text:style-name="P14">$5-n34</text:p>
          </table:table-cell>
        </table:table-row>
        <table:table-row>
          <table:table-cell table:style-name="t5.A3" office:value-type="string">
            <text:p text:style-name="P12"><text:span text:style-name="T11">Confidence limit of the intrinsic relative error</text:span> <text:span text:style-name="T39">Δ</text:span><text:span text:style-name="T13">i</text:span>, %</text:p>
          </table:table-cell>
          <table:table-cell table:style-name="t5.B3" office:value-type="string">
            <text:p text:style-name="P11"/>
            <text:p text:style-name="P10"/>
          </table:table-cell>
          <table:table-cell table:style-name="t5.B3" office:value-type="string">
            <text:p text:style-name="P14">$5-n41</text:p>
          </table:table-cell>
          <table:table-cell table:style-name="t5.B3" office:value-type="string">
            <text:p text:style-name="P14">$5-n42</text:p>
          </table:table-cell>
          <table:table-cell table:style-name="t5.B3" office:value-type="string">
            <text:p text:style-name="P14">$5-n43</text:p>
          </table:table-cell>
          <table:table-cell table:style-name="t5.F3" office:value-type="string">
            <text:p text:style-name="P14">$5-n44</text:p>
          </table:table-cell>
        </table:table-row>
        <table:table-row table:style-name="t5.8">
          <table:table-cell table:style-name="t5.A8" office:value-type="string">
            <text:p text:style-name="P26"><text:span text:style-name="T11">Limite of intrinsic relative error </text:span>, % <text:s/><text:span text:style-name="T11">not above</text:span></text:p>
          </table:table-cell>
          <table:table-cell table:style-name="t5.B8" office:value-type="string">
            <text:p text:style-name="P11"/>
          </table:table-cell>
          <table:table-cell table:style-name="t5.C8" table:number-columns-spanned="4" office:value-type="string">
            <text:p text:style-name="P11">±<text:span text:style-name="T22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20"><text:span text:style-name="T11">BDKN-02 (</text:span><text:span text:style-name="T2">n</text:span><text:span text:style-name="T11">) s/n: $bd_num6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11"><text:span text:style-name="T11">Flux density</text:span> <text:span text:style-name="T11">at check point </text:span><text:span text:style-name="T34">φ</text:span><text:span text:style-name="T20">0</text:span><text:span text:style-name="T17">i</text:span> ,<text:line-break/><text:span text:style-name="T12">s</text:span><text:span text:style-name="T15">-1</text:span><text:span text:style-name="T28">·</text:span><text:span text:style-name="T12">cm</text:span><text:span text:style-name="T15">-2</text:span></text:p>
          </table:table-cell>
          <table:table-cell table:style-name="t6.B2" office:value-type="string">
            <text:p text:style-name="P13">Background</text:p>
            <text:p text:style-name="P10"><text:span text:style-name="T11">R=</text:span>2<text:span text:style-name="T11">,0 </text:span><text:span text:style-name="T12">m</text:span></text:p>
          </table:table-cell>
          <table:table-cell table:style-name="t6.B2" office:value-type="string">
            <text:p text:style-name="P11">ИБН-<text:span text:style-name="T11">8-3</text:span></text:p>
            <text:p text:style-name="P13">N027</text:p>
            <text:p text:style-name="P10"><text:span text:style-name="T11">R=2,0 </text:span><text:span text:style-name="T12">m</text:span></text:p>
            <text:p text:style-name="P13">B(R)=0,600</text:p>
            <text:p text:style-name="P10"><text:span text:style-name="T34">φ</text:span><text:span text:style-name="T17">0i</text:span><text:span text:style-name="T11">=5,9</text:span></text:p>
            <text:p text:style-name="P3"><text:span text:style-name="T11">1</text:span>,<text:span text:style-name="T11">0</text:span>-1<text:span text:style-name="T11">0</text:span></text:p>
          </table:table-cell>
          <table:table-cell table:style-name="t6.B2" office:value-type="string">
            <text:p text:style-name="P11">ИБН-<text:span text:style-name="T11">8-6</text:span></text:p>
            <text:p text:style-name="P10"><text:span text:style-name="T11">N</text:span>0<text:span text:style-name="T11">10</text:span></text:p>
            <text:p text:style-name="P10"><text:span text:style-name="T11">R=2,0 </text:span><text:span text:style-name="T12">m</text:span></text:p>
            <text:p text:style-name="P13">B(R)=0,600</text:p>
            <text:p text:style-name="P10"><text:span text:style-name="T34">φ</text:span><text:span text:style-name="T17">0i</text:span><text:span text:style-name="T11">=57,</text:span>0</text:p>
            <text:p text:style-name="P10">20-100</text:p>
          </table:table-cell>
          <table:table-cell table:style-name="t6.B2" office:value-type="string">
            <text:p text:style-name="P32">ИБН-8-6</text:p>
            <text:p text:style-name="P33"><text:s text:c="3"/>N010</text:p>
            <text:p text:style-name="P31"><text:span text:style-name="T11">R=1,0 </text:span><text:span text:style-name="T12">m</text:span></text:p>
            <text:p text:style-name="P33">B(R)=0,863</text:p>
            <text:p text:style-name="P31"><text:span text:style-name="T34">φ</text:span><text:span text:style-name="T17">0i</text:span><text:span text:style-name="T11">=235</text:span></text:p>
            <text:p text:style-name="P32">2<text:span text:style-name="T27">·</text:span>10<text:span text:style-name="T15">2</text:span> - 10<text:span text:style-name="T15">3</text:span></text:p>
          </table:table-cell>
          <table:table-cell table:style-name="t6.F2" office:value-type="string">
            <text:p text:style-name="P32">ИБН-8-6</text:p>
            <text:p text:style-name="P33"><text:s text:c="3"/>N010</text:p>
            <text:p text:style-name="P31"><text:span text:style-name="T11">R=0,5 </text:span><text:span text:style-name="T12">m</text:span></text:p>
            <text:p text:style-name="P33">B(R)=0,957</text:p>
            <text:p text:style-name="P31"><text:span text:style-name="T34">φ</text:span><text:span text:style-name="T17">0i</text:span><text:span text:style-name="T11">=1019</text:span></text:p>
            <text:p text:style-name="P32">2<text:span text:style-name="T28">·</text:span>10<text:span text:style-name="T15">3</text:span> - 10<text:span text:style-name="T15">4</text:span></text:p>
          </table:table-cell>
        </table:table-row>
        <table:table-row>
          <table:table-cell table:style-name="t6.A3" office:value-type="string">
            <text:p text:style-name="P12"><text:span text:style-name="T11">Readings</text:span> <text:span text:style-name="T11">at check point</text:span> <text:s/><text:span text:style-name="T34">φ</text:span><text:span text:style-name="T20">0</text:span><text:span text:style-name="T17">i</text:span>, с<text:span text:style-name="T15">-1</text:span><text:span text:style-name="T28">·</text:span><text:span text:style-name="T16">см</text:span><text:span text:style-name="T15">-2 </text:span><text:span text:style-name="T36">,</text:span> %</text:p>
          </table:table-cell>
          <table:table-cell table:style-name="t6.B3" office:value-type="string">
            <text:p text:style-name="P11"/>
          </table:table-cell>
          <table:table-cell table:style-name="t6.B3" office:value-type="string">
            <text:p text:style-name="P14">$6-61</text:p>
            <text:p text:style-name="P14">$6-71</text:p>
            <text:p text:style-name="P14">$6-81</text:p>
          </table:table-cell>
          <table:table-cell table:style-name="t6.B3" office:value-type="string">
            <text:p text:style-name="P14">$6-62</text:p>
            <text:p text:style-name="P14">$6-72</text:p>
            <text:p text:style-name="P14">$6-82</text:p>
          </table:table-cell>
          <table:table-cell table:style-name="t6.B3" office:value-type="string">
            <text:p text:style-name="P14">$6-63</text:p>
            <text:p text:style-name="P14">$6-73</text:p>
            <text:p text:style-name="P14">$6-83</text:p>
          </table:table-cell>
          <table:table-cell table:style-name="t6.F3" office:value-type="string">
            <text:p text:style-name="P14">$6-64</text:p>
            <text:p text:style-name="P14">$6-74</text:p>
            <text:p text:style-name="P14">$6-84</text:p>
          </table:table-cell>
        </table:table-row>
        <table:table-row>
          <table:table-cell table:style-name="t6.A3" office:value-type="string">
            <text:p text:style-name="P12"><text:span text:style-name="T11">Average readings</text:span>, <text:span text:style-name="T34">φ</text:span><text:span text:style-name="T17">i</text:span>, <text:span text:style-name="T12">s</text:span><text:span text:style-name="T15">-1</text:span><text:span text:style-name="T28">·</text:span><text:span text:style-name="T12">cm</text:span><text:span text:style-name="T15">-2</text:span></text:p>
          </table:table-cell>
          <table:table-cell table:style-name="t6.B3" office:value-type="string">
            <text:p text:style-name="P14">$6-00</text:p>
          </table:table-cell>
          <table:table-cell table:style-name="t6.B3" office:value-type="string">
            <text:p text:style-name="P14">$6-01</text:p>
          </table:table-cell>
          <table:table-cell table:style-name="t6.B3" office:value-type="string">
            <text:p text:style-name="P14">$6-02</text:p>
          </table:table-cell>
          <table:table-cell table:style-name="t6.B3" office:value-type="string">
            <text:p text:style-name="P14">$6-03</text:p>
          </table:table-cell>
          <table:table-cell table:style-name="t6.F3" office:value-type="string">
            <text:p text:style-name="P14">$6-04</text:p>
          </table:table-cell>
        </table:table-row>
        <table:table-row>
          <table:table-cell table:style-name="t6.A3" office:value-type="string">
            <text:p text:style-name="P12"><text:span text:style-name="T11">Result of flux density measurement</text:span> <text:s/><text:span text:style-name="T11">at control point</text:span></text:p>
            <text:p text:style-name="P9"><text:span text:style-name="T34">φ</text:span><text:span text:style-name="T18">np</text:span><text:span text:style-name="T17">i</text:span>, <text:span text:style-name="T37">s</text:span><text:span text:style-name="T15">-1</text:span><text:span text:style-name="T34">·</text:span><text:span text:style-name="T37">cm</text:span><text:span text:style-name="T15">-2</text:span></text:p>
          </table:table-cell>
          <table:table-cell table:style-name="t6.B3" office:value-type="string">
            <text:p text:style-name="P11"/>
          </table:table-cell>
          <table:table-cell table:style-name="t6.B3" office:value-type="string">
            <text:p text:style-name="P14">$6-n21</text:p>
          </table:table-cell>
          <table:table-cell table:style-name="t6.B3" office:value-type="string">
            <text:p text:style-name="P14">$6-n22</text:p>
          </table:table-cell>
          <table:table-cell table:style-name="t6.B3" office:value-type="string">
            <text:p text:style-name="P14">$6-n23</text:p>
          </table:table-cell>
          <table:table-cell table:style-name="t6.F3" office:value-type="string">
            <text:p text:style-name="P14">$6-n24</text:p>
          </table:table-cell>
        </table:table-row>
        <table:table-row>
          <table:table-cell table:style-name="t6.A3" office:value-type="string">
            <text:p text:style-name="P12"><text:span text:style-name="T11">Intrinsic relative error of measurement</text:span>, <text:span text:style-name="T25">θ</text:span><text:span text:style-name="T21">пр</text:span><text:span text:style-name="T19">i</text:span><text:span text:style-name="T23">, </text:span>%</text:p>
          </table:table-cell>
          <table:table-cell table:style-name="t6.B3" office:value-type="string">
            <text:p text:style-name="P11"/>
          </table:table-cell>
          <table:table-cell table:style-name="t6.B3" office:value-type="string">
            <text:p text:style-name="P14">$6-n31</text:p>
          </table:table-cell>
          <table:table-cell table:style-name="t6.B3" office:value-type="string">
            <text:p text:style-name="P14">$6-n32</text:p>
          </table:table-cell>
          <table:table-cell table:style-name="t6.B3" office:value-type="string">
            <text:p text:style-name="P14">$6-n33</text:p>
          </table:table-cell>
          <table:table-cell table:style-name="t6.F3" office:value-type="string">
            <text:p text:style-name="P14">$6-n34</text:p>
          </table:table-cell>
        </table:table-row>
        <table:table-row>
          <table:table-cell table:style-name="t6.A3" office:value-type="string">
            <text:p text:style-name="P12"><text:span text:style-name="T11">Confidence limit of the intrinsic relative error</text:span> <text:span text:style-name="T39">Δ</text:span><text:span text:style-name="T13">i</text:span>, %</text:p>
          </table:table-cell>
          <table:table-cell table:style-name="t6.B3" office:value-type="string">
            <text:p text:style-name="P11"/>
            <text:p text:style-name="P10"/>
          </table:table-cell>
          <table:table-cell table:style-name="t6.B3" office:value-type="string">
            <text:p text:style-name="P14">$6-n41</text:p>
          </table:table-cell>
          <table:table-cell table:style-name="t6.B3" office:value-type="string">
            <text:p text:style-name="P14">$6-n42</text:p>
          </table:table-cell>
          <table:table-cell table:style-name="t6.B3" office:value-type="string">
            <text:p text:style-name="P14">$6-n43</text:p>
          </table:table-cell>
          <table:table-cell table:style-name="t6.F3" office:value-type="string">
            <text:p text:style-name="P14">$6-n44</text:p>
          </table:table-cell>
        </table:table-row>
        <table:table-row table:style-name="t6.8">
          <table:table-cell table:style-name="t6.A8" office:value-type="string">
            <text:p text:style-name="P26"><text:span text:style-name="T11">Limite of intrinsic relative error </text:span>, % <text:s/><text:span text:style-name="T11">not above</text:span></text:p>
          </table:table-cell>
          <table:table-cell table:style-name="t6.B8" office:value-type="string">
            <text:p text:style-name="P11"/>
          </table:table-cell>
          <table:table-cell table:style-name="t6.C8" table:number-columns-spanned="4" office:value-type="string">
            <text:p text:style-name="P11">±<text:span text:style-name="T22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20"><text:span text:style-name="T11">BDKN-02 (</text:span><text:span text:style-name="T2">n</text:span><text:span text:style-name="T11">) s/n: $bd_num7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11"><text:span text:style-name="T11">Flux density</text:span> <text:span text:style-name="T11">at check point </text:span><text:span text:style-name="T34">φ</text:span><text:span text:style-name="T20">0</text:span><text:span text:style-name="T17">i</text:span> ,<text:line-break/><text:span text:style-name="T12">s</text:span><text:span text:style-name="T15">-1</text:span><text:span text:style-name="T28">·</text:span><text:span text:style-name="T12">cm</text:span><text:span text:style-name="T15">-2</text:span></text:p>
          </table:table-cell>
          <table:table-cell table:style-name="t7.B2" office:value-type="string">
            <text:p text:style-name="P13">Background</text:p>
            <text:p text:style-name="P10"><text:span text:style-name="T11">R=</text:span>2<text:span text:style-name="T11">,0 </text:span><text:span text:style-name="T12">m</text:span></text:p>
          </table:table-cell>
          <table:table-cell table:style-name="t7.B2" office:value-type="string">
            <text:p text:style-name="P11">ИБН-<text:span text:style-name="T11">8-3</text:span></text:p>
            <text:p text:style-name="P13">N027</text:p>
            <text:p text:style-name="P10"><text:span text:style-name="T11">R=2,0 </text:span><text:span text:style-name="T12">m</text:span></text:p>
            <text:p text:style-name="P13">B(R)=0,600</text:p>
            <text:p text:style-name="P10"><text:span text:style-name="T34">φ</text:span><text:span text:style-name="T17">0i</text:span><text:span text:style-name="T11">=5,9</text:span></text:p>
            <text:p text:style-name="P3"><text:span text:style-name="T11">1</text:span>,<text:span text:style-name="T11">0</text:span>-1<text:span text:style-name="T11">0</text:span></text:p>
          </table:table-cell>
          <table:table-cell table:style-name="t7.B2" office:value-type="string">
            <text:p text:style-name="P11">ИБН-<text:span text:style-name="T11">8-6</text:span></text:p>
            <text:p text:style-name="P10"><text:span text:style-name="T11">N</text:span>0<text:span text:style-name="T11">10</text:span></text:p>
            <text:p text:style-name="P10"><text:span text:style-name="T11">R=2,0 </text:span><text:span text:style-name="T12">m</text:span></text:p>
            <text:p text:style-name="P13">B(R)=0,600</text:p>
            <text:p text:style-name="P10"><text:span text:style-name="T34">φ</text:span><text:span text:style-name="T17">0i</text:span><text:span text:style-name="T11">=57,</text:span>0</text:p>
            <text:p text:style-name="P10">20-100</text:p>
          </table:table-cell>
          <table:table-cell table:style-name="t7.B2" office:value-type="string">
            <text:p text:style-name="P32">ИБН-8-6</text:p>
            <text:p text:style-name="P33"><text:s text:c="3"/>N010</text:p>
            <text:p text:style-name="P31"><text:span text:style-name="T11">R=1,0 </text:span><text:span text:style-name="T12">m</text:span></text:p>
            <text:p text:style-name="P33">B(R)=0,863</text:p>
            <text:p text:style-name="P31"><text:span text:style-name="T34">φ</text:span><text:span text:style-name="T17">0i</text:span><text:span text:style-name="T11">=235</text:span></text:p>
            <text:p text:style-name="P32">2<text:span text:style-name="T27">·</text:span>10<text:span text:style-name="T15">2</text:span> - 10<text:span text:style-name="T15">3</text:span></text:p>
          </table:table-cell>
          <table:table-cell table:style-name="t7.F2" office:value-type="string">
            <text:p text:style-name="P32">ИБН-8-6</text:p>
            <text:p text:style-name="P33"><text:s text:c="3"/>N010</text:p>
            <text:p text:style-name="P31"><text:span text:style-name="T11">R=0,5 </text:span><text:span text:style-name="T12">m</text:span></text:p>
            <text:p text:style-name="P33">B(R)=0,957</text:p>
            <text:p text:style-name="P31"><text:span text:style-name="T34">φ</text:span><text:span text:style-name="T17">0i</text:span><text:span text:style-name="T11">=1019</text:span></text:p>
            <text:p text:style-name="P32">2<text:span text:style-name="T28">·</text:span>10<text:span text:style-name="T15">3</text:span> - 10<text:span text:style-name="T15">4</text:span></text:p>
          </table:table-cell>
        </table:table-row>
        <table:table-row>
          <table:table-cell table:style-name="t7.A3" office:value-type="string">
            <text:p text:style-name="P12"><text:span text:style-name="T11">Readings</text:span> <text:span text:style-name="T11">at check point</text:span> <text:s/><text:span text:style-name="T34">φ</text:span><text:span text:style-name="T20">0</text:span><text:span text:style-name="T17">i</text:span>, с<text:span text:style-name="T15">-1</text:span><text:span text:style-name="T28">·</text:span><text:span text:style-name="T16">см</text:span><text:span text:style-name="T15">-2 </text:span><text:span text:style-name="T36">,</text:span> %</text:p>
          </table:table-cell>
          <table:table-cell table:style-name="t7.B3" office:value-type="string">
            <text:p text:style-name="P11"/>
          </table:table-cell>
          <table:table-cell table:style-name="t7.B3" office:value-type="string">
            <text:p text:style-name="P14">$7-61</text:p>
            <text:p text:style-name="P14">$7-71</text:p>
            <text:p text:style-name="P14">$7-81</text:p>
          </table:table-cell>
          <table:table-cell table:style-name="t7.B3" office:value-type="string">
            <text:p text:style-name="P14">$7-62</text:p>
            <text:p text:style-name="P14">$7-72</text:p>
            <text:p text:style-name="P14">$7-82</text:p>
          </table:table-cell>
          <table:table-cell table:style-name="t7.B3" office:value-type="string">
            <text:p text:style-name="P14">$7-63</text:p>
            <text:p text:style-name="P14">$7-73</text:p>
            <text:p text:style-name="P14">$7-83</text:p>
          </table:table-cell>
          <table:table-cell table:style-name="t7.F3" office:value-type="string">
            <text:p text:style-name="P14">$7-64</text:p>
            <text:p text:style-name="P14">$7-74</text:p>
            <text:p text:style-name="P14">$7-84</text:p>
          </table:table-cell>
        </table:table-row>
        <table:table-row>
          <table:table-cell table:style-name="t7.A3" office:value-type="string">
            <text:p text:style-name="P12"><text:span text:style-name="T11">Average readings</text:span>, <text:span text:style-name="T34">φ</text:span><text:span text:style-name="T17">i</text:span>, <text:span text:style-name="T12">s</text:span><text:span text:style-name="T15">-1</text:span><text:span text:style-name="T28">·</text:span><text:span text:style-name="T12">cm</text:span><text:span text:style-name="T15">-2</text:span></text:p>
          </table:table-cell>
          <table:table-cell table:style-name="t7.B3" office:value-type="string">
            <text:p text:style-name="P14">$7-00</text:p>
          </table:table-cell>
          <table:table-cell table:style-name="t7.B3" office:value-type="string">
            <text:p text:style-name="P14">$7-01</text:p>
          </table:table-cell>
          <table:table-cell table:style-name="t7.B3" office:value-type="string">
            <text:p text:style-name="P14">$7-02</text:p>
          </table:table-cell>
          <table:table-cell table:style-name="t7.B3" office:value-type="string">
            <text:p text:style-name="P14">$7-03</text:p>
          </table:table-cell>
          <table:table-cell table:style-name="t7.F3" office:value-type="string">
            <text:p text:style-name="P14">$7-04</text:p>
          </table:table-cell>
        </table:table-row>
        <table:table-row>
          <table:table-cell table:style-name="t7.A3" office:value-type="string">
            <text:p text:style-name="P12"><text:span text:style-name="T11">Result of flux density measurement</text:span> <text:s/><text:span text:style-name="T11">at control point</text:span></text:p>
            <text:p text:style-name="P9"><text:span text:style-name="T34">φ</text:span><text:span text:style-name="T18">np</text:span><text:span text:style-name="T17">i</text:span>, <text:span text:style-name="T37">s</text:span><text:span text:style-name="T15">-1</text:span><text:span text:style-name="T34">·</text:span><text:span text:style-name="T37">cm</text:span><text:span text:style-name="T15">-2</text:span></text:p>
          </table:table-cell>
          <table:table-cell table:style-name="t7.B3" office:value-type="string">
            <text:p text:style-name="P11"/>
          </table:table-cell>
          <table:table-cell table:style-name="t7.B3" office:value-type="string">
            <text:p text:style-name="P14">$7-n21</text:p>
          </table:table-cell>
          <table:table-cell table:style-name="t7.B3" office:value-type="string">
            <text:p text:style-name="P14">$7-n22</text:p>
          </table:table-cell>
          <table:table-cell table:style-name="t7.B3" office:value-type="string">
            <text:p text:style-name="P14">$7-n23</text:p>
          </table:table-cell>
          <table:table-cell table:style-name="t7.F3" office:value-type="string">
            <text:p text:style-name="P14">$7-n24</text:p>
          </table:table-cell>
        </table:table-row>
        <table:table-row>
          <table:table-cell table:style-name="t7.A3" office:value-type="string">
            <text:p text:style-name="P12"><text:span text:style-name="T11">Intrinsic relative error of measurement</text:span>, <text:span text:style-name="T25">θ</text:span><text:span text:style-name="T21">пр</text:span><text:span text:style-name="T19">i</text:span><text:span text:style-name="T23">, </text:span>%</text:p>
          </table:table-cell>
          <table:table-cell table:style-name="t7.B3" office:value-type="string">
            <text:p text:style-name="P11"/>
          </table:table-cell>
          <table:table-cell table:style-name="t7.B3" office:value-type="string">
            <text:p text:style-name="P14">$7-n31</text:p>
          </table:table-cell>
          <table:table-cell table:style-name="t7.B3" office:value-type="string">
            <text:p text:style-name="P14">$7-n32</text:p>
          </table:table-cell>
          <table:table-cell table:style-name="t7.B3" office:value-type="string">
            <text:p text:style-name="P14">$7-n33</text:p>
          </table:table-cell>
          <table:table-cell table:style-name="t7.F3" office:value-type="string">
            <text:p text:style-name="P14">$7-n34</text:p>
          </table:table-cell>
        </table:table-row>
        <table:table-row>
          <table:table-cell table:style-name="t7.A3" office:value-type="string">
            <text:p text:style-name="P12"><text:span text:style-name="T11">Confidence limit of the intrinsic relative error</text:span> <text:span text:style-name="T39">Δ</text:span><text:span text:style-name="T13">i</text:span>, %</text:p>
          </table:table-cell>
          <table:table-cell table:style-name="t7.B3" office:value-type="string">
            <text:p text:style-name="P11"/>
            <text:p text:style-name="P10"/>
          </table:table-cell>
          <table:table-cell table:style-name="t7.B3" office:value-type="string">
            <text:p text:style-name="P14">$7-n41</text:p>
          </table:table-cell>
          <table:table-cell table:style-name="t7.B3" office:value-type="string">
            <text:p text:style-name="P14">$7-n42</text:p>
          </table:table-cell>
          <table:table-cell table:style-name="t7.B3" office:value-type="string">
            <text:p text:style-name="P14">$7-n43</text:p>
          </table:table-cell>
          <table:table-cell table:style-name="t7.F3" office:value-type="string">
            <text:p text:style-name="P14">$7-n44</text:p>
          </table:table-cell>
        </table:table-row>
        <table:table-row table:style-name="t7.8">
          <table:table-cell table:style-name="t7.A8" office:value-type="string">
            <text:p text:style-name="P26"><text:span text:style-name="T11">Limite of intrinsic relative error </text:span>, % <text:s/><text:span text:style-name="T11">not above</text:span></text:p>
          </table:table-cell>
          <table:table-cell table:style-name="t7.B8" office:value-type="string">
            <text:p text:style-name="P11"/>
          </table:table-cell>
          <table:table-cell table:style-name="t7.C8" table:number-columns-spanned="4" office:value-type="string">
            <text:p text:style-name="P11">±<text:span text:style-name="T22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20"><text:span text:style-name="T11">BDKN-02 (</text:span><text:span text:style-name="T2">n</text:span><text:span text:style-name="T11">) s/n: $bd_num8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11"><text:span text:style-name="T11">Flux density</text:span> <text:span text:style-name="T11">at check point </text:span><text:span text:style-name="T34">φ</text:span><text:span text:style-name="T20">0</text:span><text:span text:style-name="T17">i</text:span> ,<text:line-break/><text:span text:style-name="T12">s</text:span><text:span text:style-name="T15">-1</text:span><text:span text:style-name="T28">·</text:span><text:span text:style-name="T12">cm</text:span><text:span text:style-name="T15">-2</text:span></text:p>
          </table:table-cell>
          <table:table-cell table:style-name="t8.B2" office:value-type="string">
            <text:p text:style-name="P13">Background</text:p>
            <text:p text:style-name="P10"><text:span text:style-name="T11">R=</text:span>2<text:span text:style-name="T11">,0 </text:span><text:span text:style-name="T12">m</text:span></text:p>
          </table:table-cell>
          <table:table-cell table:style-name="t8.B2" office:value-type="string">
            <text:p text:style-name="P11">ИБН-<text:span text:style-name="T11">8-3</text:span></text:p>
            <text:p text:style-name="P13">N027</text:p>
            <text:p text:style-name="P10"><text:span text:style-name="T11">R=2,0 </text:span><text:span text:style-name="T12">m</text:span></text:p>
            <text:p text:style-name="P13">B(R)=0,600</text:p>
            <text:p text:style-name="P10"><text:span text:style-name="T34">φ</text:span><text:span text:style-name="T17">0i</text:span><text:span text:style-name="T11">=5,9</text:span></text:p>
            <text:p text:style-name="P3"><text:span text:style-name="T11">1</text:span>,<text:span text:style-name="T11">0</text:span>-1<text:span text:style-name="T11">0</text:span></text:p>
          </table:table-cell>
          <table:table-cell table:style-name="t8.B2" office:value-type="string">
            <text:p text:style-name="P11">ИБН-<text:span text:style-name="T11">8-6</text:span></text:p>
            <text:p text:style-name="P10"><text:span text:style-name="T11">N</text:span>0<text:span text:style-name="T11">10</text:span></text:p>
            <text:p text:style-name="P10"><text:span text:style-name="T11">R=2,0 </text:span><text:span text:style-name="T12">m</text:span></text:p>
            <text:p text:style-name="P13">B(R)=0,600</text:p>
            <text:p text:style-name="P10"><text:span text:style-name="T34">φ</text:span><text:span text:style-name="T17">0i</text:span><text:span text:style-name="T11">=57,</text:span>0</text:p>
            <text:p text:style-name="P10">20-100</text:p>
          </table:table-cell>
          <table:table-cell table:style-name="t8.B2" office:value-type="string">
            <text:p text:style-name="P32">ИБН-8-6</text:p>
            <text:p text:style-name="P33"><text:s text:c="3"/>N010</text:p>
            <text:p text:style-name="P31"><text:span text:style-name="T11">R=1,0 </text:span><text:span text:style-name="T12">m</text:span></text:p>
            <text:p text:style-name="P33">B(R)=0,863</text:p>
            <text:p text:style-name="P31"><text:span text:style-name="T34">φ</text:span><text:span text:style-name="T17">0i</text:span><text:span text:style-name="T11">=235</text:span></text:p>
            <text:p text:style-name="P32">2<text:span text:style-name="T27">·</text:span>10<text:span text:style-name="T15">2</text:span> - 10<text:span text:style-name="T15">3</text:span></text:p>
          </table:table-cell>
          <table:table-cell table:style-name="t8.F2" office:value-type="string">
            <text:p text:style-name="P32">ИБН-8-6</text:p>
            <text:p text:style-name="P33"><text:s text:c="3"/>N010</text:p>
            <text:p text:style-name="P31"><text:span text:style-name="T11">R=0,5 </text:span><text:span text:style-name="T12">m</text:span></text:p>
            <text:p text:style-name="P33">B(R)=0,957</text:p>
            <text:p text:style-name="P31"><text:span text:style-name="T34">φ</text:span><text:span text:style-name="T17">0i</text:span><text:span text:style-name="T11">=1019</text:span></text:p>
            <text:p text:style-name="P32">2<text:span text:style-name="T28">·</text:span>10<text:span text:style-name="T15">3</text:span> - 10<text:span text:style-name="T15">4</text:span></text:p>
          </table:table-cell>
        </table:table-row>
        <table:table-row>
          <table:table-cell table:style-name="t8.A3" office:value-type="string">
            <text:p text:style-name="P12"><text:span text:style-name="T11">Readings</text:span> <text:span text:style-name="T11">at check point</text:span> <text:s/><text:span text:style-name="T34">φ</text:span><text:span text:style-name="T20">0</text:span><text:span text:style-name="T17">i</text:span>, с<text:span text:style-name="T15">-1</text:span><text:span text:style-name="T28">·</text:span><text:span text:style-name="T16">см</text:span><text:span text:style-name="T15">-2 </text:span><text:span text:style-name="T36">,</text:span> %</text:p>
          </table:table-cell>
          <table:table-cell table:style-name="t8.B3" office:value-type="string">
            <text:p text:style-name="P11"/>
          </table:table-cell>
          <table:table-cell table:style-name="t8.B3" office:value-type="string">
            <text:p text:style-name="P14">$8-61</text:p>
            <text:p text:style-name="P14">$8-71</text:p>
            <text:p text:style-name="P14">$8-81</text:p>
          </table:table-cell>
          <table:table-cell table:style-name="t8.B3" office:value-type="string">
            <text:p text:style-name="P14">$8-62</text:p>
            <text:p text:style-name="P14">$8-72</text:p>
            <text:p text:style-name="P14">$8-82</text:p>
          </table:table-cell>
          <table:table-cell table:style-name="t8.B3" office:value-type="string">
            <text:p text:style-name="P14">$8-63</text:p>
            <text:p text:style-name="P14">$8-73</text:p>
            <text:p text:style-name="P14">$8-83</text:p>
          </table:table-cell>
          <table:table-cell table:style-name="t8.F3" office:value-type="string">
            <text:p text:style-name="P14">$8-64</text:p>
            <text:p text:style-name="P14">$8-74</text:p>
            <text:p text:style-name="P14">$8-84</text:p>
          </table:table-cell>
        </table:table-row>
        <table:table-row>
          <table:table-cell table:style-name="t8.A3" office:value-type="string">
            <text:p text:style-name="P12"><text:span text:style-name="T11">Average readings</text:span>, <text:span text:style-name="T34">φ</text:span><text:span text:style-name="T17">i</text:span>, <text:span text:style-name="T12">s</text:span><text:span text:style-name="T15">-1</text:span><text:span text:style-name="T28">·</text:span><text:span text:style-name="T12">cm</text:span><text:span text:style-name="T15">-2</text:span></text:p>
          </table:table-cell>
          <table:table-cell table:style-name="t8.B3" office:value-type="string">
            <text:p text:style-name="P14">$8-00</text:p>
          </table:table-cell>
          <table:table-cell table:style-name="t8.B3" office:value-type="string">
            <text:p text:style-name="P14">$8-01</text:p>
          </table:table-cell>
          <table:table-cell table:style-name="t8.B3" office:value-type="string">
            <text:p text:style-name="P14">$8-02</text:p>
          </table:table-cell>
          <table:table-cell table:style-name="t8.B3" office:value-type="string">
            <text:p text:style-name="P14">$8-03</text:p>
          </table:table-cell>
          <table:table-cell table:style-name="t8.F3" office:value-type="string">
            <text:p text:style-name="P14">$8-04</text:p>
          </table:table-cell>
        </table:table-row>
        <table:table-row>
          <table:table-cell table:style-name="t8.A3" office:value-type="string">
            <text:p text:style-name="P12"><text:span text:style-name="T11">Result of flux density measurement</text:span> <text:s/><text:span text:style-name="T11">at control point</text:span></text:p>
            <text:p text:style-name="P9"><text:span text:style-name="T34">φ</text:span><text:span text:style-name="T18">np</text:span><text:span text:style-name="T17">i</text:span>, <text:span text:style-name="T37">s</text:span><text:span text:style-name="T15">-1</text:span><text:span text:style-name="T34">·</text:span><text:span text:style-name="T37">cm</text:span><text:span text:style-name="T15">-2</text:span></text:p>
          </table:table-cell>
          <table:table-cell table:style-name="t8.B3" office:value-type="string">
            <text:p text:style-name="P11"/>
          </table:table-cell>
          <table:table-cell table:style-name="t8.B3" office:value-type="string">
            <text:p text:style-name="P14">$8-n21</text:p>
          </table:table-cell>
          <table:table-cell table:style-name="t8.B3" office:value-type="string">
            <text:p text:style-name="P14">$8-n22</text:p>
          </table:table-cell>
          <table:table-cell table:style-name="t8.B3" office:value-type="string">
            <text:p text:style-name="P14">$8-n23</text:p>
          </table:table-cell>
          <table:table-cell table:style-name="t8.F3" office:value-type="string">
            <text:p text:style-name="P14">$8-n24</text:p>
          </table:table-cell>
        </table:table-row>
        <table:table-row>
          <table:table-cell table:style-name="t8.A3" office:value-type="string">
            <text:p text:style-name="P12"><text:span text:style-name="T11">Intrinsic relative error of measurement</text:span>, <text:span text:style-name="T25">θ</text:span><text:span text:style-name="T21">пр</text:span><text:span text:style-name="T19">i</text:span><text:span text:style-name="T23">, </text:span>%</text:p>
          </table:table-cell>
          <table:table-cell table:style-name="t8.B3" office:value-type="string">
            <text:p text:style-name="P11"/>
          </table:table-cell>
          <table:table-cell table:style-name="t8.B3" office:value-type="string">
            <text:p text:style-name="P14">$8-n31</text:p>
          </table:table-cell>
          <table:table-cell table:style-name="t8.B3" office:value-type="string">
            <text:p text:style-name="P14">$8-n32</text:p>
          </table:table-cell>
          <table:table-cell table:style-name="t8.B3" office:value-type="string">
            <text:p text:style-name="P14">$8-n33</text:p>
          </table:table-cell>
          <table:table-cell table:style-name="t8.F3" office:value-type="string">
            <text:p text:style-name="P14">$8-n34</text:p>
          </table:table-cell>
        </table:table-row>
        <table:table-row>
          <table:table-cell table:style-name="t8.A3" office:value-type="string">
            <text:p text:style-name="P12"><text:span text:style-name="T11">Confidence limit of the intrinsic relative error</text:span> <text:span text:style-name="T39">Δ</text:span><text:span text:style-name="T13">i</text:span>, %</text:p>
          </table:table-cell>
          <table:table-cell table:style-name="t8.B3" office:value-type="string">
            <text:p text:style-name="P11"/>
            <text:p text:style-name="P10"/>
          </table:table-cell>
          <table:table-cell table:style-name="t8.B3" office:value-type="string">
            <text:p text:style-name="P14">$8-n41</text:p>
          </table:table-cell>
          <table:table-cell table:style-name="t8.B3" office:value-type="string">
            <text:p text:style-name="P14">$8-n42</text:p>
          </table:table-cell>
          <table:table-cell table:style-name="t8.B3" office:value-type="string">
            <text:p text:style-name="P14">$8-n43</text:p>
          </table:table-cell>
          <table:table-cell table:style-name="t8.F3" office:value-type="string">
            <text:p text:style-name="P14">$8-n44</text:p>
          </table:table-cell>
        </table:table-row>
        <table:table-row table:style-name="t8.8">
          <table:table-cell table:style-name="t8.A8" office:value-type="string">
            <text:p text:style-name="P26"><text:span text:style-name="T11">Limite of intrinsic relative error </text:span>, % <text:s/><text:span text:style-name="T11">not above</text:span></text:p>
          </table:table-cell>
          <table:table-cell table:style-name="t8.B8" office:value-type="string">
            <text:p text:style-name="P11"/>
          </table:table-cell>
          <table:table-cell table:style-name="t8.C8" table:number-columns-spanned="4" office:value-type="string">
            <text:p text:style-name="P11">±<text:span text:style-name="T22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20"><text:span text:style-name="T11">BDKN-02 (</text:span><text:span text:style-name="T2">n</text:span><text:span text:style-name="T11">) s/n: $bd_num9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1"><text:span text:style-name="T11">Flux density</text:span> <text:span text:style-name="T11">at check point </text:span><text:span text:style-name="T34">φ</text:span><text:span text:style-name="T20">0</text:span><text:span text:style-name="T17">i</text:span> ,<text:line-break/><text:span text:style-name="T12">s</text:span><text:span text:style-name="T15">-1</text:span><text:span text:style-name="T28">·</text:span><text:span text:style-name="T12">cm</text:span><text:span text:style-name="T15">-2</text:span></text:p>
          </table:table-cell>
          <table:table-cell table:style-name="t9.B2" office:value-type="string">
            <text:p text:style-name="P13">Background</text:p>
            <text:p text:style-name="P10"><text:span text:style-name="T11">R=</text:span>2<text:span text:style-name="T11">,0 </text:span><text:span text:style-name="T12">m</text:span></text:p>
          </table:table-cell>
          <table:table-cell table:style-name="t9.B2" office:value-type="string">
            <text:p text:style-name="P11">ИБН-<text:span text:style-name="T11">8-3</text:span></text:p>
            <text:p text:style-name="P13">N027</text:p>
            <text:p text:style-name="P10"><text:span text:style-name="T11">R=2,0 </text:span><text:span text:style-name="T12">m</text:span></text:p>
            <text:p text:style-name="P13">B(R)=0,600</text:p>
            <text:p text:style-name="P10"><text:span text:style-name="T34">φ</text:span><text:span text:style-name="T17">0i</text:span><text:span text:style-name="T11">=5,9</text:span></text:p>
            <text:p text:style-name="P3"><text:span text:style-name="T11">1</text:span>,<text:span text:style-name="T11">0</text:span>-1<text:span text:style-name="T11">0</text:span></text:p>
          </table:table-cell>
          <table:table-cell table:style-name="t9.B2" office:value-type="string">
            <text:p text:style-name="P11">ИБН-<text:span text:style-name="T11">8-6</text:span></text:p>
            <text:p text:style-name="P10"><text:span text:style-name="T11">N</text:span>0<text:span text:style-name="T11">10</text:span></text:p>
            <text:p text:style-name="P10"><text:span text:style-name="T11">R=2,0 </text:span><text:span text:style-name="T12">m</text:span></text:p>
            <text:p text:style-name="P13">B(R)=0,600</text:p>
            <text:p text:style-name="P10"><text:span text:style-name="T34">φ</text:span><text:span text:style-name="T17">0i</text:span><text:span text:style-name="T11">=57,</text:span>0</text:p>
            <text:p text:style-name="P10">20-100</text:p>
          </table:table-cell>
          <table:table-cell table:style-name="t9.B2" office:value-type="string">
            <text:p text:style-name="P32">ИБН-8-6</text:p>
            <text:p text:style-name="P33"><text:s text:c="3"/>N010</text:p>
            <text:p text:style-name="P31"><text:span text:style-name="T11">R=1,0 </text:span><text:span text:style-name="T12">m</text:span></text:p>
            <text:p text:style-name="P33">B(R)=0,863</text:p>
            <text:p text:style-name="P31"><text:span text:style-name="T34">φ</text:span><text:span text:style-name="T17">0i</text:span><text:span text:style-name="T11">=235</text:span></text:p>
            <text:p text:style-name="P32">2<text:span text:style-name="T27">·</text:span>10<text:span text:style-name="T15">2</text:span> - 10<text:span text:style-name="T15">3</text:span></text:p>
          </table:table-cell>
          <table:table-cell table:style-name="t9.F2" office:value-type="string">
            <text:p text:style-name="P32">ИБН-8-6</text:p>
            <text:p text:style-name="P33"><text:s text:c="3"/>N010</text:p>
            <text:p text:style-name="P31"><text:span text:style-name="T11">R=0,5 </text:span><text:span text:style-name="T12">m</text:span></text:p>
            <text:p text:style-name="P33">B(R)=0,957</text:p>
            <text:p text:style-name="P31"><text:span text:style-name="T34">φ</text:span><text:span text:style-name="T17">0i</text:span><text:span text:style-name="T11">=1019</text:span></text:p>
            <text:p text:style-name="P32">2<text:span text:style-name="T28">·</text:span>10<text:span text:style-name="T15">3</text:span> - 10<text:span text:style-name="T15">4</text:span></text:p>
          </table:table-cell>
        </table:table-row>
        <table:table-row>
          <table:table-cell table:style-name="t9.A3" office:value-type="string">
            <text:p text:style-name="P12"><text:span text:style-name="T11">Readings</text:span> <text:span text:style-name="T11">at check point</text:span> <text:s/><text:span text:style-name="T34">φ</text:span><text:span text:style-name="T20">0</text:span><text:span text:style-name="T17">i</text:span>, с<text:span text:style-name="T15">-1</text:span><text:span text:style-name="T28">·</text:span><text:span text:style-name="T16">см</text:span><text:span text:style-name="T15">-2 </text:span><text:span text:style-name="T36">,</text:span> %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4">$9-61</text:p>
            <text:p text:style-name="P14">$9-71</text:p>
            <text:p text:style-name="P14">$9-81</text:p>
          </table:table-cell>
          <table:table-cell table:style-name="t9.B3" office:value-type="string">
            <text:p text:style-name="P14">$9-62</text:p>
            <text:p text:style-name="P14">$9-72</text:p>
            <text:p text:style-name="P14">$9-82</text:p>
          </table:table-cell>
          <table:table-cell table:style-name="t9.B3" office:value-type="string">
            <text:p text:style-name="P14">$9-63</text:p>
            <text:p text:style-name="P14">$9-73</text:p>
            <text:p text:style-name="P14">$9-83</text:p>
          </table:table-cell>
          <table:table-cell table:style-name="t9.F3" office:value-type="string">
            <text:p text:style-name="P14">$9-64</text:p>
            <text:p text:style-name="P14">$9-74</text:p>
            <text:p text:style-name="P14">$9-84</text:p>
          </table:table-cell>
        </table:table-row>
        <table:table-row>
          <table:table-cell table:style-name="t9.A3" office:value-type="string">
            <text:p text:style-name="P12"><text:span text:style-name="T11">Average readings</text:span>, <text:span text:style-name="T34">φ</text:span><text:span text:style-name="T17">i</text:span>, <text:span text:style-name="T12">s</text:span><text:span text:style-name="T15">-1</text:span><text:span text:style-name="T28">·</text:span><text:span text:style-name="T12">cm</text:span><text:span text:style-name="T15">-2</text:span></text:p>
          </table:table-cell>
          <table:table-cell table:style-name="t9.B3" office:value-type="string">
            <text:p text:style-name="P14">$9-00</text:p>
          </table:table-cell>
          <table:table-cell table:style-name="t9.B3" office:value-type="string">
            <text:p text:style-name="P14">$9-01</text:p>
          </table:table-cell>
          <table:table-cell table:style-name="t9.B3" office:value-type="string">
            <text:p text:style-name="P14">$9-02</text:p>
          </table:table-cell>
          <table:table-cell table:style-name="t9.B3" office:value-type="string">
            <text:p text:style-name="P14">$9-03</text:p>
          </table:table-cell>
          <table:table-cell table:style-name="t9.F3" office:value-type="string">
            <text:p text:style-name="P14">$9-04</text:p>
          </table:table-cell>
        </table:table-row>
        <table:table-row>
          <table:table-cell table:style-name="t9.A3" office:value-type="string">
            <text:p text:style-name="P12"><text:span text:style-name="T11">Result of flux density measurement</text:span> <text:s/><text:span text:style-name="T11">at control point</text:span></text:p>
            <text:p text:style-name="P9"><text:span text:style-name="T34">φ</text:span><text:span text:style-name="T18">np</text:span><text:span text:style-name="T17">i</text:span>, <text:span text:style-name="T37">s</text:span><text:span text:style-name="T15">-1</text:span><text:span text:style-name="T34">·</text:span><text:span text:style-name="T37">cm</text:span><text:span text:style-name="T15">-2</text:span>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4">$9-n21</text:p>
          </table:table-cell>
          <table:table-cell table:style-name="t9.B3" office:value-type="string">
            <text:p text:style-name="P14">$9-n22</text:p>
          </table:table-cell>
          <table:table-cell table:style-name="t9.B3" office:value-type="string">
            <text:p text:style-name="P14">$9-n23</text:p>
          </table:table-cell>
          <table:table-cell table:style-name="t9.F3" office:value-type="string">
            <text:p text:style-name="P14">$9-n24</text:p>
          </table:table-cell>
        </table:table-row>
        <table:table-row>
          <table:table-cell table:style-name="t9.A3" office:value-type="string">
            <text:p text:style-name="P12"><text:span text:style-name="T11">Intrinsic relative error of measurement</text:span>, <text:span text:style-name="T25">θ</text:span><text:span text:style-name="T21">пр</text:span><text:span text:style-name="T19">i</text:span><text:span text:style-name="T23">, </text:span>%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4">$9-n31</text:p>
          </table:table-cell>
          <table:table-cell table:style-name="t9.B3" office:value-type="string">
            <text:p text:style-name="P14">$9-n32</text:p>
          </table:table-cell>
          <table:table-cell table:style-name="t9.B3" office:value-type="string">
            <text:p text:style-name="P14">$9-n33</text:p>
          </table:table-cell>
          <table:table-cell table:style-name="t9.F3" office:value-type="string">
            <text:p text:style-name="P14">$9-n34</text:p>
          </table:table-cell>
        </table:table-row>
        <table:table-row>
          <table:table-cell table:style-name="t9.A3" office:value-type="string">
            <text:p text:style-name="P12"><text:span text:style-name="T11">Confidence limit of the intrinsic relative error</text:span> <text:span text:style-name="T39">Δ</text:span><text:span text:style-name="T13">i</text:span>, %</text:p>
          </table:table-cell>
          <table:table-cell table:style-name="t9.B3" office:value-type="string">
            <text:p text:style-name="P11"/>
            <text:p text:style-name="P10"/>
          </table:table-cell>
          <table:table-cell table:style-name="t9.B3" office:value-type="string">
            <text:p text:style-name="P14">$9-n41</text:p>
          </table:table-cell>
          <table:table-cell table:style-name="t9.B3" office:value-type="string">
            <text:p text:style-name="P14">$9-n42</text:p>
          </table:table-cell>
          <table:table-cell table:style-name="t9.B3" office:value-type="string">
            <text:p text:style-name="P14">$9-n43</text:p>
          </table:table-cell>
          <table:table-cell table:style-name="t9.F3" office:value-type="string">
            <text:p text:style-name="P14">$9-n44</text:p>
          </table:table-cell>
        </table:table-row>
        <table:table-row table:style-name="t9.8">
          <table:table-cell table:style-name="t9.A8" office:value-type="string">
            <text:p text:style-name="P26"><text:span text:style-name="T11">Limite of intrinsic relative error </text:span>, % <text:s/><text:span text:style-name="T11">not above</text:span></text:p>
          </table:table-cell>
          <table:table-cell table:style-name="t9.B8" office:value-type="string">
            <text:p text:style-name="P11"/>
          </table:table-cell>
          <table:table-cell table:style-name="t9.C8" table:number-columns-spanned="4" office:value-type="string">
            <text:p text:style-name="P11">±<text:span text:style-name="T22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20"><text:span text:style-name="T11">BDKN-02 (</text:span><text:span text:style-name="T2">n</text:span><text:span text:style-name="T11">) s/n: $bd_num10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1"><text:span text:style-name="T11">Flux density</text:span> <text:span text:style-name="T11">at check point </text:span><text:span text:style-name="T34">φ</text:span><text:span text:style-name="T20">0</text:span><text:span text:style-name="T17">i</text:span> ,<text:line-break/><text:span text:style-name="T12">s</text:span><text:span text:style-name="T15">-1</text:span><text:span text:style-name="T28">·</text:span><text:span text:style-name="T12">cm</text:span><text:span text:style-name="T15">-2</text:span></text:p>
          </table:table-cell>
          <table:table-cell table:style-name="t10.B2" office:value-type="string">
            <text:p text:style-name="P13">Background</text:p>
            <text:p text:style-name="P10"><text:span text:style-name="T11">R=</text:span>2<text:span text:style-name="T11">,0 </text:span><text:span text:style-name="T12">m</text:span></text:p>
          </table:table-cell>
          <table:table-cell table:style-name="t10.B2" office:value-type="string">
            <text:p text:style-name="P11">ИБН-<text:span text:style-name="T11">8-3</text:span></text:p>
            <text:p text:style-name="P13">N027</text:p>
            <text:p text:style-name="P10"><text:span text:style-name="T11">R=2,0 </text:span><text:span text:style-name="T12">m</text:span></text:p>
            <text:p text:style-name="P13">B(R)=0,600</text:p>
            <text:p text:style-name="P10"><text:span text:style-name="T34">φ</text:span><text:span text:style-name="T17">0i</text:span><text:span text:style-name="T11">=5,9</text:span></text:p>
            <text:p text:style-name="P3"><text:span text:style-name="T11">1</text:span>,<text:span text:style-name="T11">0</text:span>-1<text:span text:style-name="T11">0</text:span></text:p>
          </table:table-cell>
          <table:table-cell table:style-name="t10.B2" office:value-type="string">
            <text:p text:style-name="P11">ИБН-<text:span text:style-name="T11">8-6</text:span></text:p>
            <text:p text:style-name="P10"><text:span text:style-name="T11">N</text:span>0<text:span text:style-name="T11">10</text:span></text:p>
            <text:p text:style-name="P10"><text:span text:style-name="T11">R=2,0 </text:span><text:span text:style-name="T12">m</text:span></text:p>
            <text:p text:style-name="P13">B(R)=0,600</text:p>
            <text:p text:style-name="P10"><text:span text:style-name="T34">φ</text:span><text:span text:style-name="T17">0i</text:span><text:span text:style-name="T11">=57,</text:span>0</text:p>
            <text:p text:style-name="P10">20-100</text:p>
          </table:table-cell>
          <table:table-cell table:style-name="t10.B2" office:value-type="string">
            <text:p text:style-name="P32">ИБН-8-6</text:p>
            <text:p text:style-name="P33"><text:s text:c="3"/>N010</text:p>
            <text:p text:style-name="P31"><text:span text:style-name="T11">R=1,0 </text:span><text:span text:style-name="T12">m</text:span></text:p>
            <text:p text:style-name="P33">B(R)=0,863</text:p>
            <text:p text:style-name="P31"><text:span text:style-name="T34">φ</text:span><text:span text:style-name="T17">0i</text:span><text:span text:style-name="T11">=235</text:span></text:p>
            <text:p text:style-name="P32">2<text:span text:style-name="T27">·</text:span>10<text:span text:style-name="T15">2</text:span> - 10<text:span text:style-name="T15">3</text:span></text:p>
          </table:table-cell>
          <table:table-cell table:style-name="t10.F2" office:value-type="string">
            <text:p text:style-name="P32">ИБН-8-6</text:p>
            <text:p text:style-name="P33"><text:s text:c="3"/>N010</text:p>
            <text:p text:style-name="P31"><text:span text:style-name="T11">R=0,5 </text:span><text:span text:style-name="T12">m</text:span></text:p>
            <text:p text:style-name="P33">B(R)=0,957</text:p>
            <text:p text:style-name="P31"><text:span text:style-name="T34">φ</text:span><text:span text:style-name="T17">0i</text:span><text:span text:style-name="T11">=1019</text:span></text:p>
            <text:p text:style-name="P32">2<text:span text:style-name="T28">·</text:span>10<text:span text:style-name="T15">3</text:span> - 10<text:span text:style-name="T15">4</text:span></text:p>
          </table:table-cell>
        </table:table-row>
        <table:table-row>
          <table:table-cell table:style-name="t10.A3" office:value-type="string">
            <text:p text:style-name="P12"><text:span text:style-name="T11">Readings</text:span> <text:span text:style-name="T11">at check point</text:span> <text:s/><text:span text:style-name="T34">φ</text:span><text:span text:style-name="T20">0</text:span><text:span text:style-name="T17">i</text:span>, с<text:span text:style-name="T15">-1</text:span><text:span text:style-name="T28">·</text:span><text:span text:style-name="T16">см</text:span><text:span text:style-name="T15">-2 </text:span><text:span text:style-name="T36">,</text:span> %</text:p>
          </table:table-cell>
          <table:table-cell table:style-name="t10.B3" office:value-type="string">
            <text:p text:style-name="P11"/>
          </table:table-cell>
          <table:table-cell table:style-name="t10.B3" office:value-type="string">
            <text:p text:style-name="P14">$10-61</text:p>
            <text:p text:style-name="P14">$10-71</text:p>
            <text:p text:style-name="P14">$10-81</text:p>
          </table:table-cell>
          <table:table-cell table:style-name="t10.B3" office:value-type="string">
            <text:p text:style-name="P14">$10-62</text:p>
            <text:p text:style-name="P14">$10-72</text:p>
            <text:p text:style-name="P14">$10-82</text:p>
          </table:table-cell>
          <table:table-cell table:style-name="t10.B3" office:value-type="string">
            <text:p text:style-name="P14">$10-63</text:p>
            <text:p text:style-name="P14">$10-73</text:p>
            <text:p text:style-name="P14">$10-83</text:p>
          </table:table-cell>
          <table:table-cell table:style-name="t10.F3" office:value-type="string">
            <text:p text:style-name="P14">$10-64</text:p>
            <text:p text:style-name="P14">$10-74</text:p>
            <text:p text:style-name="P14">$10-84</text:p>
          </table:table-cell>
        </table:table-row>
        <table:table-row>
          <table:table-cell table:style-name="t10.A3" office:value-type="string">
            <text:p text:style-name="P12"><text:span text:style-name="T11">Average readings</text:span>, <text:span text:style-name="T34">φ</text:span><text:span text:style-name="T17">i</text:span>, <text:span text:style-name="T12">s</text:span><text:span text:style-name="T15">-1</text:span><text:span text:style-name="T28">·</text:span><text:span text:style-name="T12">cm</text:span><text:span text:style-name="T15">-2</text:span></text:p>
          </table:table-cell>
          <table:table-cell table:style-name="t10.B3" office:value-type="string">
            <text:p text:style-name="P14">$<text:span text:style-name="T22">10</text:span>-00</text:p>
          </table:table-cell>
          <table:table-cell table:style-name="t10.B3" office:value-type="string">
            <text:p text:style-name="P14">$<text:span text:style-name="T22">10</text:span>-01</text:p>
          </table:table-cell>
          <table:table-cell table:style-name="t10.B3" office:value-type="string">
            <text:p text:style-name="P14">$<text:span text:style-name="T22">10</text:span>-02</text:p>
          </table:table-cell>
          <table:table-cell table:style-name="t10.B3" office:value-type="string">
            <text:p text:style-name="P14">$<text:span text:style-name="T22">10</text:span>-03</text:p>
          </table:table-cell>
          <table:table-cell table:style-name="t10.F3" office:value-type="string">
            <text:p text:style-name="P14">$<text:span text:style-name="T22">10</text:span>-04</text:p>
          </table:table-cell>
        </table:table-row>
        <table:table-row>
          <table:table-cell table:style-name="t10.A3" office:value-type="string">
            <text:p text:style-name="P12"><text:span text:style-name="T11">Result of flux density measurement</text:span> <text:s/><text:span text:style-name="T11">at control point</text:span></text:p>
            <text:p text:style-name="P9"><text:span text:style-name="T34">φ</text:span><text:span text:style-name="T18">np</text:span><text:span text:style-name="T17">i</text:span>, <text:span text:style-name="T37">s</text:span><text:span text:style-name="T15">-1</text:span><text:span text:style-name="T34">·</text:span><text:span text:style-name="T37">cm</text:span><text:span text:style-name="T15">-2</text:span></text:p>
          </table:table-cell>
          <table:table-cell table:style-name="t10.B3" office:value-type="string">
            <text:p text:style-name="P11"/>
          </table:table-cell>
          <table:table-cell table:style-name="t10.B3" office:value-type="string">
            <text:p text:style-name="P14">$10-n21</text:p>
          </table:table-cell>
          <table:table-cell table:style-name="t10.B3" office:value-type="string">
            <text:p text:style-name="P14">$10-n22</text:p>
          </table:table-cell>
          <table:table-cell table:style-name="t10.B3" office:value-type="string">
            <text:p text:style-name="P14">$10-n23</text:p>
          </table:table-cell>
          <table:table-cell table:style-name="t10.F3" office:value-type="string">
            <text:p text:style-name="P14">$10-n24</text:p>
          </table:table-cell>
        </table:table-row>
        <table:table-row>
          <table:table-cell table:style-name="t10.A3" office:value-type="string">
            <text:p text:style-name="P12"><text:span text:style-name="T11">Intrinsic relative error of measurement</text:span>, <text:span text:style-name="T25">θ</text:span><text:span text:style-name="T21">пр</text:span><text:span text:style-name="T19">i</text:span><text:span text:style-name="T23">, </text:span>%</text:p>
          </table:table-cell>
          <table:table-cell table:style-name="t10.B3" office:value-type="string">
            <text:p text:style-name="P11"/>
          </table:table-cell>
          <table:table-cell table:style-name="t10.B3" office:value-type="string">
            <text:p text:style-name="P14">$10-n31</text:p>
          </table:table-cell>
          <table:table-cell table:style-name="t10.B3" office:value-type="string">
            <text:p text:style-name="P14">$10-n32</text:p>
          </table:table-cell>
          <table:table-cell table:style-name="t10.B3" office:value-type="string">
            <text:p text:style-name="P14">$10-n33</text:p>
          </table:table-cell>
          <table:table-cell table:style-name="t10.F3" office:value-type="string">
            <text:p text:style-name="P14">$10-n34</text:p>
          </table:table-cell>
        </table:table-row>
        <table:table-row>
          <table:table-cell table:style-name="t10.A3" office:value-type="string">
            <text:p text:style-name="P12"><text:span text:style-name="T11">Confidence limit of the intrinsic relative error</text:span> <text:span text:style-name="T39">Δ</text:span><text:span text:style-name="T13">i</text:span>, %</text:p>
          </table:table-cell>
          <table:table-cell table:style-name="t10.B3" office:value-type="string">
            <text:p text:style-name="P11"/>
            <text:p text:style-name="P10"/>
          </table:table-cell>
          <table:table-cell table:style-name="t10.B3" office:value-type="string">
            <text:p text:style-name="P14">$10-n41</text:p>
          </table:table-cell>
          <table:table-cell table:style-name="t10.B3" office:value-type="string">
            <text:p text:style-name="P14">$10-n42</text:p>
          </table:table-cell>
          <table:table-cell table:style-name="t10.B3" office:value-type="string">
            <text:p text:style-name="P14">$10-n43</text:p>
          </table:table-cell>
          <table:table-cell table:style-name="t10.F3" office:value-type="string">
            <text:p text:style-name="P14">$10-n44</text:p>
          </table:table-cell>
        </table:table-row>
        <table:table-row table:style-name="t10.8">
          <table:table-cell table:style-name="t10.A8" office:value-type="string">
            <text:p text:style-name="P26"><text:span text:style-name="T11">Limite of intrinsic relative error </text:span>, % <text:s/><text:span text:style-name="T11">not above</text:span></text:p>
          </table:table-cell>
          <table:table-cell table:style-name="t10.B8" office:value-type="string">
            <text:p text:style-name="P11"/>
          </table:table-cell>
          <table:table-cell table:style-name="t10.C8" table:number-columns-spanned="4" office:value-type="string">
            <text:p text:style-name="P11">±<text:span text:style-name="T22">20</text:span></text:p>
          </table:table-cell>
          <table:covered-table-cell/>
          <table:covered-table-cell/>
          <table:covered-table-cell/>
        </table:table-row>
      </table:table>
      <text:p text:style-name="P3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1" office:value-type="string">
            <text:p text:style-name="P28"/>
          </table:table-cell>
          <table:table-cell table:style-name="Таблица1.A1" office:value-type="string">
            <text:p text:style-name="P28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1" office:value-type="string">
            <text:p text:style-name="P28"/>
          </table:table-cell>
          <table:table-cell table:style-name="Таблица1.B4" office:value-type="string">
            <text:p text:style-name="P28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83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25T11:46:28.78</dc:date>
    <meta:print-date>2019-04-03T15:18:00</meta:print-date>
    <meta:editing-cycles>144</meta:editing-cycles>
    <meta:editing-duration>PT11H17M8S</meta:editing-duration>
    <meta:generator>OpenOffice/4.1.6$Win32 OpenOffice.org_project/416m1$Build-9790</meta:generator>
    <meta:document-statistic meta:table-count="11" meta:image-count="1" meta:object-count="0" meta:page-count="6" meta:paragraph-count="674" meta:word-count="1311" meta:character-count="7785"/>
  </office:meta>
</office:document-meta>
</file>